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P2" style:family="paragraph" style:parent-style-name="Standard">
      <style:text-properties officeooo:rsid="001f9437" officeooo:paragraph-rsid="007c5b53"/>
    </style:style>
    <style:style style:name="P3" style:family="paragraph" style:parent-style-name="Standard">
      <style:text-properties officeooo:rsid="001f9437" officeooo:paragraph-rsid="00ab3866"/>
    </style:style>
    <style:style style:name="P4"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5" style:family="paragraph" style:parent-style-name="Standard">
      <style:paragraph-properties fo:text-align="start" style:justify-single-word="false"/>
      <style:text-properties fo:font-weight="bold" officeooo:rsid="0035bee7" officeooo:paragraph-rsid="007a5f92" style:font-weight-asian="bold" style:font-weight-complex="bold"/>
    </style:style>
    <style:style style:name="P6" style:family="paragraph" style:parent-style-name="Standard">
      <style:text-properties officeooo:rsid="0039ee2d" officeooo:paragraph-rsid="0064b407"/>
    </style:style>
    <style:style style:name="P7" style:family="paragraph" style:parent-style-name="Standard">
      <style:text-properties officeooo:rsid="0039ee2d" officeooo:paragraph-rsid="00c612a9"/>
    </style:style>
    <style:style style:name="P8" style:family="paragraph" style:parent-style-name="Standard">
      <style:text-properties officeooo:rsid="003a0e3e" officeooo:paragraph-rsid="00a4466c"/>
    </style:style>
    <style:style style:name="P9" style:family="paragraph" style:parent-style-name="Standard">
      <style:text-properties officeooo:rsid="003a0e3e" officeooo:paragraph-rsid="0064b407"/>
    </style:style>
    <style:style style:name="P10" style:family="paragraph" style:parent-style-name="Standard">
      <style:text-properties officeooo:rsid="0020392f" officeooo:paragraph-rsid="00ab9406"/>
    </style:style>
    <style:style style:name="P11" style:family="paragraph" style:parent-style-name="Standard">
      <style:text-properties officeooo:rsid="003b5dae" officeooo:paragraph-rsid="00ab3866"/>
    </style:style>
    <style:style style:name="P12" style:family="paragraph" style:parent-style-name="Standard">
      <style:text-properties officeooo:rsid="0081d615" officeooo:paragraph-rsid="007c5b53"/>
    </style:style>
    <style:style style:name="P13" style:family="paragraph" style:parent-style-name="Standard">
      <style:text-properties officeooo:rsid="0084f3d8" officeooo:paragraph-rsid="007c5b53"/>
    </style:style>
    <style:style style:name="P14" style:family="paragraph" style:parent-style-name="Standard">
      <style:text-properties officeooo:rsid="007fbb41" officeooo:paragraph-rsid="007fbb41"/>
    </style:style>
    <style:style style:name="P15" style:family="paragraph" style:parent-style-name="Standard">
      <style:text-properties officeooo:rsid="008190ae" officeooo:paragraph-rsid="008190ae"/>
    </style:style>
    <style:style style:name="P16" style:family="paragraph" style:parent-style-name="Standard">
      <style:text-properties fo:font-weight="normal" officeooo:rsid="008267e4" officeooo:paragraph-rsid="008267e4" style:font-weight-asian="normal" style:font-weight-complex="normal"/>
    </style:style>
    <style:style style:name="P17" style:family="paragraph" style:parent-style-name="Standard">
      <style:text-properties fo:font-weight="normal" officeooo:rsid="008267e4" officeooo:paragraph-rsid="008288ab" style:font-weight-asian="normal" style:font-weight-complex="normal"/>
    </style:style>
    <style:style style:name="P18" style:family="paragraph" style:parent-style-name="Standard">
      <style:text-properties officeooo:rsid="0026d1a6" officeooo:paragraph-rsid="00ab9406"/>
    </style:style>
    <style:style style:name="P19" style:family="paragraph" style:parent-style-name="Standard">
      <style:text-properties officeooo:rsid="00a6518d" officeooo:paragraph-rsid="00a6518d"/>
    </style:style>
    <style:style style:name="P20" style:family="paragraph" style:parent-style-name="Standard">
      <style:text-properties officeooo:rsid="00aa249f" officeooo:paragraph-rsid="00aa249f"/>
    </style:style>
    <style:style style:name="P21" style:family="paragraph" style:parent-style-name="Standard">
      <style:text-properties officeooo:rsid="00b7638d" officeooo:paragraph-rsid="00aa249f"/>
    </style:style>
    <style:style style:name="P22" style:family="paragraph" style:parent-style-name="Standard">
      <style:text-properties officeooo:paragraph-rsid="00aa249f"/>
    </style:style>
    <style:style style:name="P23" style:family="paragraph" style:parent-style-name="Standard">
      <style:text-properties officeooo:rsid="008d7593" officeooo:paragraph-rsid="00ab9406"/>
    </style:style>
    <style:style style:name="P24" style:family="paragraph" style:parent-style-name="Standard">
      <style:text-properties officeooo:paragraph-rsid="00ab9406"/>
    </style:style>
    <style:style style:name="P25" style:family="paragraph" style:parent-style-name="Standard">
      <style:text-properties officeooo:rsid="00bb4f2d" officeooo:paragraph-rsid="00ab9406"/>
    </style:style>
    <style:style style:name="P26" style:family="paragraph" style:parent-style-name="Standard">
      <style:text-properties officeooo:rsid="00bb9a92" officeooo:paragraph-rsid="00ab9406"/>
    </style:style>
    <style:style style:name="P27" style:family="paragraph" style:parent-style-name="Standard">
      <style:text-properties officeooo:rsid="00bc4efb" officeooo:paragraph-rsid="00ab9406"/>
    </style:style>
    <style:style style:name="P28" style:family="paragraph" style:parent-style-name="Standard">
      <style:text-properties officeooo:rsid="00bceae6" officeooo:paragraph-rsid="00ab9406"/>
    </style:style>
    <style:style style:name="P29" style:family="paragraph" style:parent-style-name="Standard">
      <style:text-properties officeooo:rsid="00b843b7" officeooo:paragraph-rsid="00b843b7"/>
    </style:style>
    <style:style style:name="P30" style:family="paragraph" style:parent-style-name="Standard">
      <style:text-properties officeooo:rsid="00b843b7" officeooo:paragraph-rsid="00c54827"/>
    </style:style>
    <style:style style:name="P31" style:family="paragraph" style:parent-style-name="Standard">
      <style:text-properties officeooo:rsid="00b843b7" officeooo:paragraph-rsid="00c8d8df"/>
    </style:style>
    <style:style style:name="P32" style:family="paragraph" style:parent-style-name="Standard">
      <style:text-properties officeooo:rsid="00bf15de" officeooo:paragraph-rsid="00bf15de"/>
    </style:style>
    <style:style style:name="P33" style:family="paragraph" style:parent-style-name="Standard">
      <style:text-properties officeooo:rsid="00bf15de" officeooo:paragraph-rsid="00c0c374"/>
    </style:style>
    <style:style style:name="P34" style:family="paragraph" style:parent-style-name="Standard">
      <style:text-properties officeooo:rsid="00bf15de" officeooo:paragraph-rsid="00c612a9"/>
    </style:style>
    <style:style style:name="P35" style:family="paragraph" style:parent-style-name="Standard">
      <style:text-properties officeooo:rsid="00c0c374" officeooo:paragraph-rsid="00c0c374"/>
    </style:style>
    <style:style style:name="P36" style:family="paragraph" style:parent-style-name="Standard">
      <style:text-properties officeooo:rsid="00c0c374" officeooo:paragraph-rsid="00c67cd5"/>
    </style:style>
    <style:style style:name="P37" style:family="paragraph" style:parent-style-name="Standard">
      <style:text-properties officeooo:rsid="00c0c374" officeooo:paragraph-rsid="00c612a9"/>
    </style:style>
    <style:style style:name="P38" style:family="paragraph" style:parent-style-name="Standard">
      <style:text-properties officeooo:rsid="00c612a9" officeooo:paragraph-rsid="00c612a9"/>
    </style:style>
    <style:style style:name="P39" style:family="paragraph" style:parent-style-name="Standard">
      <style:text-properties officeooo:rsid="00d49cdd" officeooo:paragraph-rsid="00d49cdd"/>
    </style:style>
    <style:style style:name="P40" style:family="paragraph" style:parent-style-name="Standard">
      <style:text-properties officeooo:rsid="00b11a16" officeooo:paragraph-rsid="010b7069"/>
    </style:style>
    <style:style style:name="P41" style:family="paragraph" style:parent-style-name="Standard">
      <style:paragraph-properties fo:margin-left="0in" fo:margin-right="0in" fo:text-indent="0in" style:auto-text-indent="false"/>
      <style:text-properties officeooo:rsid="0020392f" officeooo:paragraph-rsid="00ab9406"/>
    </style:style>
    <style:style style:name="P42" style:family="paragraph" style:parent-style-name="Standard">
      <style:paragraph-properties fo:margin-left="0in" fo:margin-right="0in" fo:text-indent="0in" style:auto-text-indent="false"/>
      <style:text-properties officeooo:rsid="0020392f" officeooo:paragraph-rsid="00b0c82d"/>
    </style:style>
    <style:style style:name="P43" style:family="paragraph" style:parent-style-name="Standard">
      <style:paragraph-properties fo:margin-left="0in" fo:margin-right="0in" fo:text-indent="0in" style:auto-text-indent="false"/>
      <style:text-properties fo:font-weight="bold" officeooo:rsid="00e77b02" officeooo:paragraph-rsid="00cea497" style:font-weight-asian="bold" style:font-weight-complex="bold"/>
    </style:style>
    <style:style style:name="P44" style:family="paragraph" style:parent-style-name="Standard">
      <style:paragraph-properties fo:margin-left="0in" fo:margin-right="0in" fo:text-indent="0in" style:auto-text-indent="false"/>
      <style:text-properties fo:font-weight="bold" officeooo:rsid="00210c23" officeooo:paragraph-rsid="00cea497" style:font-weight-asian="bold" style:font-weight-complex="bold"/>
    </style:style>
    <style:style style:name="P45" style:family="paragraph" style:parent-style-name="Standard">
      <style:paragraph-properties fo:margin-left="0in" fo:margin-right="0in" fo:text-indent="0in" style:auto-text-indent="false"/>
      <style:text-properties officeooo:rsid="002e9df4" officeooo:paragraph-rsid="00cbb7b8"/>
    </style:style>
    <style:style style:name="P46" style:family="paragraph" style:parent-style-name="Standard">
      <style:paragraph-properties fo:margin-left="0in" fo:margin-right="0in" fo:text-indent="0in" style:auto-text-indent="false"/>
      <style:text-properties fo:font-weight="normal" officeooo:rsid="00d3b086" officeooo:paragraph-rsid="00c7d357" style:font-weight-asian="normal" style:font-weight-complex="normal"/>
    </style:style>
    <style:style style:name="P47" style:family="paragraph" style:parent-style-name="Standard">
      <style:paragraph-properties fo:margin-left="0in" fo:margin-right="0in" fo:text-indent="0in" style:auto-text-indent="false"/>
      <style:text-properties fo:font-weight="normal" officeooo:rsid="005ccefb" officeooo:paragraph-rsid="00f878f5" style:font-weight-asian="normal" style:font-weight-complex="normal"/>
    </style:style>
    <style:style style:name="P48" style:family="paragraph" style:parent-style-name="Standard">
      <style:paragraph-properties fo:margin-left="0in" fo:margin-right="0in" fo:text-indent="0in" style:auto-text-indent="false"/>
      <style:text-properties fo:font-weight="normal" officeooo:rsid="00333b6e" officeooo:paragraph-rsid="00cea497" style:font-weight-asian="normal" style:font-weight-complex="normal"/>
    </style:style>
    <style:style style:name="P49" style:family="paragraph" style:parent-style-name="Standard">
      <style:paragraph-properties fo:margin-left="0in" fo:margin-right="0in" fo:text-indent="0in" style:auto-text-indent="false"/>
      <style:text-properties officeooo:rsid="0029223a" officeooo:paragraph-rsid="00b0c82d"/>
    </style:style>
    <style:style style:name="P50" style:family="paragraph" style:parent-style-name="Standard">
      <style:paragraph-properties fo:margin-left="0in" fo:margin-right="0in" fo:text-indent="0in" style:auto-text-indent="false"/>
      <style:text-properties officeooo:rsid="00f0949f" officeooo:paragraph-rsid="00ab9406"/>
    </style:style>
    <style:style style:name="P51" style:family="paragraph" style:parent-style-name="Standard">
      <style:paragraph-properties fo:margin-left="0in" fo:margin-right="0in" fo:text-indent="0in" style:auto-text-indent="false"/>
      <style:text-properties officeooo:rsid="00c74067" officeooo:paragraph-rsid="00b11a16"/>
    </style:style>
    <style:style style:name="P52" style:family="paragraph" style:parent-style-name="Standard">
      <style:paragraph-properties fo:margin-left="0in" fo:margin-right="0in" fo:text-indent="0in" style:auto-text-indent="false"/>
      <style:text-properties officeooo:rsid="00c74067" officeooo:paragraph-rsid="00b64978"/>
    </style:style>
    <style:style style:name="P53" style:family="paragraph" style:parent-style-name="Standard">
      <style:paragraph-properties fo:margin-left="0in" fo:margin-right="0in" fo:text-indent="0in" style:auto-text-indent="false"/>
      <style:text-properties officeooo:rsid="00c74067" officeooo:paragraph-rsid="00c3b9e8"/>
    </style:style>
    <style:style style:name="P54" style:family="paragraph" style:parent-style-name="Standard">
      <style:paragraph-properties fo:margin-left="0in" fo:margin-right="0in" fo:text-indent="0in" style:auto-text-indent="false"/>
      <style:text-properties officeooo:rsid="00c74067" officeooo:paragraph-rsid="00c7d357"/>
    </style:style>
    <style:style style:name="P55" style:family="paragraph" style:parent-style-name="Standard">
      <style:paragraph-properties fo:margin-left="0in" fo:margin-right="0in" fo:text-indent="0in" style:auto-text-indent="false"/>
      <style:text-properties officeooo:paragraph-rsid="00ab9406"/>
    </style:style>
    <style:style style:name="P56" style:family="paragraph" style:parent-style-name="Standard">
      <style:paragraph-properties fo:margin-left="0in" fo:margin-right="0in" fo:text-indent="0in" style:auto-text-indent="false"/>
      <style:text-properties officeooo:rsid="00b11a16" officeooo:paragraph-rsid="00b11a16"/>
    </style:style>
    <style:style style:name="P57" style:family="paragraph" style:parent-style-name="Standard">
      <style:paragraph-properties fo:margin-left="0in" fo:margin-right="0in" fo:text-indent="0in" style:auto-text-indent="false"/>
      <style:text-properties officeooo:rsid="00ce2407" officeooo:paragraph-rsid="00cbb7b8"/>
    </style:style>
    <style:style style:name="P58" style:family="paragraph" style:parent-style-name="Standard">
      <style:paragraph-properties fo:margin-left="0in" fo:margin-right="0in" fo:text-indent="0in" style:auto-text-indent="false"/>
      <style:text-properties officeooo:rsid="00d95d2e" officeooo:paragraph-rsid="00cbb7b8"/>
    </style:style>
    <style:style style:name="P59" style:family="paragraph" style:parent-style-name="Standard">
      <style:paragraph-properties fo:margin-left="0in" fo:margin-right="0in" fo:text-indent="0in" style:auto-text-indent="false"/>
      <style:text-properties officeooo:rsid="00bf15de" officeooo:paragraph-rsid="00cbb7b8"/>
    </style:style>
    <style:style style:name="P60" style:family="paragraph" style:parent-style-name="Standard">
      <style:paragraph-properties fo:margin-left="0in" fo:margin-right="0in" fo:text-indent="0in" style:auto-text-indent="false"/>
      <style:text-properties officeooo:rsid="00210c23" officeooo:paragraph-rsid="00cea497"/>
    </style:style>
    <style:style style:name="P61" style:family="paragraph" style:parent-style-name="Standard">
      <style:paragraph-properties fo:margin-left="0in" fo:margin-right="0in" fo:text-indent="0in" style:auto-text-indent="false"/>
      <style:text-properties officeooo:rsid="00e77b02" officeooo:paragraph-rsid="00cea497"/>
    </style:style>
    <style:style style:name="P62" style:family="paragraph" style:parent-style-name="Standard">
      <style:paragraph-properties fo:margin-left="0in" fo:margin-right="0in" fo:text-indent="0in" style:auto-text-indent="false"/>
      <style:text-properties officeooo:rsid="00c0c374" officeooo:paragraph-rsid="00cbb7b8"/>
    </style:style>
    <style:style style:name="P63" style:family="paragraph" style:parent-style-name="Standard">
      <style:paragraph-properties fo:margin-left="0in" fo:margin-right="0in" fo:text-indent="0in" style:auto-text-indent="false"/>
      <style:text-properties officeooo:rsid="00222306" officeooo:paragraph-rsid="00f878f5"/>
    </style:style>
    <style:style style:name="P64" style:family="paragraph" style:parent-style-name="Standard">
      <style:paragraph-properties fo:margin-left="0in" fo:margin-right="0in" fo:text-indent="0in" style:auto-text-indent="false"/>
      <style:text-properties officeooo:rsid="00211b47" officeooo:paragraph-rsid="00f878f5"/>
    </style:style>
    <style:style style:name="P65" style:family="paragraph" style:parent-style-name="Standard">
      <style:paragraph-properties fo:margin-left="0in" fo:margin-right="0in" fo:text-indent="0in" style:auto-text-indent="false"/>
      <style:text-properties officeooo:rsid="00555046" officeooo:paragraph-rsid="00f878f5"/>
    </style:style>
    <style:style style:name="P66" style:family="paragraph" style:parent-style-name="Standard">
      <style:paragraph-properties fo:margin-left="0in" fo:margin-right="0in" fo:text-indent="0in" style:auto-text-indent="false"/>
      <style:text-properties officeooo:rsid="0098fd07" officeooo:paragraph-rsid="00f878f5"/>
    </style:style>
    <style:style style:name="P67" style:family="paragraph" style:parent-style-name="Standard">
      <style:paragraph-properties fo:margin-left="0in" fo:margin-right="0in" fo:text-indent="0in" style:auto-text-indent="false"/>
      <style:text-properties officeooo:rsid="00572cd4" officeooo:paragraph-rsid="00f878f5"/>
    </style:style>
    <style:style style:name="P68" style:family="paragraph" style:parent-style-name="Standard">
      <style:paragraph-properties fo:margin-left="0in" fo:margin-right="0in" fo:text-indent="0in" style:auto-text-indent="false"/>
      <style:text-properties officeooo:rsid="00eabc7d" officeooo:paragraph-rsid="00f878f5"/>
    </style:style>
    <style:style style:name="P69" style:family="paragraph" style:parent-style-name="Standard">
      <style:paragraph-properties fo:margin-left="0in" fo:margin-right="0in" fo:text-indent="0in" style:auto-text-indent="false"/>
      <style:text-properties officeooo:rsid="00eafd05" officeooo:paragraph-rsid="00f878f5"/>
    </style:style>
    <style:style style:name="P70" style:family="paragraph" style:parent-style-name="Standard">
      <style:paragraph-properties fo:margin-left="0in" fo:margin-right="0in" fo:text-indent="0in" style:auto-text-indent="false"/>
      <style:text-properties officeooo:rsid="0033faa9" officeooo:paragraph-rsid="00f878f5"/>
    </style:style>
    <style:style style:name="P71" style:family="paragraph" style:parent-style-name="Standard">
      <style:paragraph-properties fo:margin-left="0in" fo:margin-right="0in" fo:text-indent="0in" style:auto-text-indent="false"/>
      <style:text-properties officeooo:rsid="0057a947" officeooo:paragraph-rsid="00f878f5"/>
    </style:style>
    <style:style style:name="P72" style:family="paragraph" style:parent-style-name="Standard">
      <style:paragraph-properties fo:margin-left="0in" fo:margin-right="0in" fo:text-indent="0in" style:auto-text-indent="false"/>
      <style:text-properties officeooo:rsid="00ef01f0" officeooo:paragraph-rsid="00f878f5"/>
    </style:style>
    <style:style style:name="P73" style:family="paragraph" style:parent-style-name="Standard">
      <style:paragraph-properties fo:margin-left="0in" fo:margin-right="0in" fo:text-indent="0in" style:auto-text-indent="false"/>
      <style:text-properties officeooo:rsid="005eb570" officeooo:paragraph-rsid="00f878f5"/>
    </style:style>
    <style:style style:name="P74" style:family="paragraph" style:parent-style-name="Standard">
      <style:paragraph-properties fo:margin-left="0in" fo:margin-right="0in" fo:text-indent="0in" style:auto-text-indent="false"/>
      <style:text-properties officeooo:rsid="010096ec" officeooo:paragraph-rsid="010096ec"/>
    </style:style>
    <style:style style:name="P75" style:family="paragraph" style:parent-style-name="Standard">
      <style:paragraph-properties fo:margin-left="0in" fo:margin-right="0in" fo:text-indent="0in" style:auto-text-indent="false"/>
      <style:text-properties officeooo:rsid="010096ec" officeooo:paragraph-rsid="0101ad1c"/>
    </style:style>
    <style:style style:name="P76" style:family="paragraph" style:parent-style-name="Standard">
      <style:paragraph-properties fo:margin-left="0in" fo:margin-right="0in" fo:text-indent="0in" style:auto-text-indent="false"/>
      <style:text-properties officeooo:rsid="010096ec" officeooo:paragraph-rsid="0102caea"/>
    </style:style>
    <style:style style:name="P77" style:family="paragraph" style:parent-style-name="Standard">
      <style:paragraph-properties fo:margin-left="0in" fo:margin-right="0in" fo:text-indent="0in" style:auto-text-indent="false"/>
      <style:text-properties officeooo:rsid="0102caea" officeooo:paragraph-rsid="0102caea"/>
    </style:style>
    <style:style style:name="P78" style:family="paragraph" style:parent-style-name="Standard">
      <style:paragraph-properties fo:margin-left="0in" fo:margin-right="0in" fo:text-indent="0in" style:auto-text-indent="false"/>
      <style:text-properties officeooo:rsid="01047fac" officeooo:paragraph-rsid="01047fac"/>
    </style:style>
    <style:style style:name="P79" style:family="paragraph" style:parent-style-name="Standard">
      <style:paragraph-properties fo:margin-left="0in" fo:margin-right="0in" fo:text-indent="0in" style:auto-text-indent="false"/>
      <style:text-properties officeooo:rsid="00fe5471" officeooo:paragraph-rsid="0101ad1c"/>
    </style:style>
    <style:style style:name="P80" style:family="paragraph" style:parent-style-name="Text_20_body">
      <style:paragraph-properties fo:margin-left="0in" fo:margin-right="0in" fo:text-indent="0in" style:auto-text-indent="false"/>
      <style:text-properties officeooo:rsid="010096ec" officeooo:paragraph-rsid="01045588"/>
    </style:style>
    <style:style style:name="P81" style:family="paragraph" style:parent-style-name="Text_20_body">
      <style:text-properties officeooo:rsid="007a1e08" officeooo:paragraph-rsid="007a1e08"/>
    </style:style>
    <style:style style:name="P82" style:family="paragraph" style:parent-style-name="Text_20_body">
      <style:text-properties officeooo:rsid="008267e4" officeooo:paragraph-rsid="008267e4"/>
    </style:style>
    <style:style style:name="P83" style:family="paragraph" style:parent-style-name="Text_20_body">
      <style:text-properties officeooo:rsid="0083638a" officeooo:paragraph-rsid="0083638a"/>
    </style:style>
    <style:style style:name="P84" style:family="paragraph" style:parent-style-name="Text_20_body">
      <style:text-properties officeooo:rsid="00838a38" officeooo:paragraph-rsid="00838a38"/>
    </style:style>
    <style:style style:name="P85" style:family="paragraph" style:parent-style-name="Text_20_body">
      <style:text-properties officeooo:rsid="00890d89" officeooo:paragraph-rsid="00890d89"/>
    </style:style>
    <style:style style:name="P86" style:family="paragraph" style:parent-style-name="Text_20_body">
      <style:text-properties officeooo:rsid="008aec5b" officeooo:paragraph-rsid="008aec5b"/>
    </style:style>
    <style:style style:name="P87" style:family="paragraph" style:parent-style-name="Text_20_body">
      <style:text-properties officeooo:rsid="008aec5b" officeooo:paragraph-rsid="00fc29fa"/>
    </style:style>
    <style:style style:name="P88" style:family="paragraph" style:parent-style-name="Text_20_body">
      <style:text-properties officeooo:rsid="008c6c27" officeooo:paragraph-rsid="008cc196"/>
    </style:style>
    <style:style style:name="P89" style:family="paragraph" style:parent-style-name="Text_20_body">
      <style:text-properties officeooo:rsid="008ca373" officeooo:paragraph-rsid="008cc196"/>
    </style:style>
    <style:style style:name="P90" style:family="paragraph" style:parent-style-name="Text_20_body">
      <style:text-properties officeooo:rsid="008ca373" officeooo:paragraph-rsid="009151f1"/>
    </style:style>
    <style:style style:name="P91" style:family="paragraph" style:parent-style-name="Text_20_body">
      <style:text-properties officeooo:rsid="0090fcfe" officeooo:paragraph-rsid="0090fcfe"/>
    </style:style>
    <style:style style:name="P92" style:family="paragraph" style:parent-style-name="Text_20_body">
      <style:text-properties officeooo:rsid="009151f1" officeooo:paragraph-rsid="009151f1"/>
    </style:style>
    <style:style style:name="P93" style:family="paragraph" style:parent-style-name="Text_20_body">
      <style:text-properties officeooo:rsid="009320da" officeooo:paragraph-rsid="009320da"/>
    </style:style>
    <style:style style:name="P94" style:family="paragraph" style:parent-style-name="Text_20_body">
      <style:text-properties officeooo:rsid="0096414d" officeooo:paragraph-rsid="0096414d"/>
    </style:style>
    <style:style style:name="P95" style:family="paragraph" style:parent-style-name="Text_20_body">
      <style:text-properties officeooo:rsid="0096414d" officeooo:paragraph-rsid="00de4d32"/>
    </style:style>
    <style:style style:name="P96" style:family="paragraph" style:parent-style-name="Text_20_body">
      <style:text-properties officeooo:rsid="009bad45" officeooo:paragraph-rsid="009bad45"/>
    </style:style>
    <style:style style:name="P97" style:family="paragraph" style:parent-style-name="Text_20_body">
      <style:text-properties officeooo:rsid="009cc6ec" officeooo:paragraph-rsid="009cc6ec"/>
    </style:style>
    <style:style style:name="P98" style:family="paragraph" style:parent-style-name="Text_20_body">
      <style:text-properties officeooo:rsid="009cc6ec" officeooo:paragraph-rsid="00a37204"/>
    </style:style>
    <style:style style:name="P99" style:family="paragraph" style:parent-style-name="Text_20_body">
      <style:text-properties officeooo:rsid="009e7cc3" officeooo:paragraph-rsid="009e7cc3"/>
    </style:style>
    <style:style style:name="P100" style:family="paragraph" style:parent-style-name="Text_20_body">
      <style:text-properties officeooo:rsid="009e7cc3" officeooo:paragraph-rsid="00a00205"/>
    </style:style>
    <style:style style:name="P101" style:family="paragraph" style:parent-style-name="Text_20_body">
      <style:text-properties officeooo:rsid="009e7cc3" officeooo:paragraph-rsid="00a37204"/>
    </style:style>
    <style:style style:name="P102" style:family="paragraph" style:parent-style-name="Text_20_body">
      <style:text-properties officeooo:rsid="00a00205" officeooo:paragraph-rsid="00a00205"/>
    </style:style>
    <style:style style:name="P103" style:family="paragraph" style:parent-style-name="Text_20_body">
      <style:text-properties officeooo:rsid="00879ca9" officeooo:paragraph-rsid="00a54dd2"/>
    </style:style>
    <style:style style:name="P104" style:family="paragraph" style:parent-style-name="Text_20_body">
      <style:text-properties officeooo:rsid="00a094d2" officeooo:paragraph-rsid="00a00205"/>
    </style:style>
    <style:style style:name="P105" style:family="paragraph" style:parent-style-name="Text_20_body">
      <style:text-properties officeooo:rsid="00a2785e" officeooo:paragraph-rsid="00a2785e"/>
    </style:style>
    <style:style style:name="P106" style:family="paragraph" style:parent-style-name="Text_20_body">
      <style:text-properties officeooo:rsid="00a6518d" officeooo:paragraph-rsid="00a6518d"/>
    </style:style>
    <style:style style:name="P107" style:family="paragraph" style:parent-style-name="Text_20_body">
      <style:text-properties officeooo:rsid="00914214" officeooo:paragraph-rsid="009151f1"/>
    </style:style>
    <style:style style:name="P108" style:family="paragraph" style:parent-style-name="Text_20_body">
      <style:text-properties officeooo:rsid="00a4466c" officeooo:paragraph-rsid="00de4d32"/>
    </style:style>
    <style:style style:name="P109" style:family="paragraph" style:parent-style-name="Text_20_body">
      <style:text-properties fo:font-weight="bold" officeooo:rsid="009bad45" officeooo:paragraph-rsid="00de4d32" style:font-weight-asian="bold" style:font-weight-complex="bold"/>
    </style:style>
    <style:style style:name="P110" style:family="paragraph" style:parent-style-name="Standard" style:list-style-name="L1">
      <style:text-properties officeooo:rsid="007cfd86" officeooo:paragraph-rsid="007cfd86"/>
    </style:style>
    <style:style style:name="P111" style:family="paragraph" style:parent-style-name="Standard" style:list-style-name="L1">
      <style:text-properties officeooo:rsid="007c5b53" officeooo:paragraph-rsid="007c5b53"/>
    </style:style>
    <style:style style:name="P112" style:family="paragraph" style:parent-style-name="Standard" style:list-style-name="L1">
      <style:text-properties officeooo:rsid="0084f3d8" officeooo:paragraph-rsid="007cfd86"/>
    </style:style>
    <style:style style:name="P113" style:family="paragraph" style:parent-style-name="Standard" style:list-style-name="L1">
      <style:text-properties officeooo:rsid="0084f3d8" officeooo:paragraph-rsid="007c5b53"/>
    </style:style>
    <style:style style:name="P114" style:family="paragraph" style:parent-style-name="Standard" style:list-style-name="L2">
      <style:text-properties officeooo:rsid="0084f3d8" officeooo:paragraph-rsid="007c5b53"/>
    </style:style>
    <style:style style:name="P115" style:family="paragraph" style:parent-style-name="Standard" style:list-style-name="L1">
      <style:text-properties officeooo:rsid="00878254" officeooo:paragraph-rsid="007f7622"/>
    </style:style>
    <style:style style:name="P116" style:family="paragraph" style:parent-style-name="Standard" style:list-style-name="L3">
      <style:text-properties officeooo:paragraph-rsid="00ab9406"/>
    </style:style>
    <style:style style:name="P117" style:family="paragraph" style:parent-style-name="Standard" style:list-style-name="L4">
      <style:text-properties officeooo:rsid="00bc4efb" officeooo:paragraph-rsid="00ab9406"/>
    </style:style>
    <style:style style:name="P118" style:family="paragraph" style:parent-style-name="Standard" style:list-style-name="L4">
      <style:text-properties officeooo:rsid="00bceae6" officeooo:paragraph-rsid="00ab9406"/>
    </style:style>
    <style:style style:name="P119" style:family="paragraph" style:parent-style-name="Standard" style:list-style-name="L4">
      <style:text-properties officeooo:rsid="00be7bdb" officeooo:paragraph-rsid="00ab9406"/>
    </style:style>
    <style:style style:name="P120" style:family="paragraph" style:parent-style-name="Standard" style:list-style-name="L5">
      <style:text-properties officeooo:paragraph-rsid="00b11a16"/>
    </style:style>
    <style:style style:name="P121" style:family="paragraph" style:parent-style-name="Standard" style:list-style-name="L7">
      <style:text-properties officeooo:paragraph-rsid="00f878f5"/>
    </style:style>
    <style:style style:name="P122" style:family="paragraph" style:parent-style-name="Text_20_body" style:list-style-name="L3">
      <style:text-properties officeooo:rsid="00b9a7ab" officeooo:paragraph-rsid="00ab9406"/>
    </style:style>
    <style:style style:name="P123" style:family="paragraph" style:parent-style-name="Text_20_body" style:list-style-name="L6">
      <style:text-properties officeooo:paragraph-rsid="00cea497"/>
    </style:style>
    <style:style style:name="P124" style:family="paragraph" style:parent-style-name="Text_20_body" style:list-style-name="L3">
      <style:paragraph-properties fo:margin-top="0in" fo:margin-bottom="0in" loext:contextual-spacing="false" style:writing-mode="page"/>
      <style:text-properties officeooo:paragraph-rsid="00ab9406"/>
    </style:style>
    <style:style style:name="P125" style:family="paragraph" style:parent-style-name="Heading_20_3">
      <style:text-properties officeooo:paragraph-rsid="007c5b53"/>
    </style:style>
    <style:style style:name="P126" style:family="paragraph" style:parent-style-name="Heading_20_3">
      <style:text-properties officeooo:rsid="008267e4" officeooo:paragraph-rsid="008267e4"/>
    </style:style>
    <style:style style:name="P127" style:family="paragraph" style:parent-style-name="Heading_20_3">
      <style:text-properties officeooo:rsid="00a6518d" officeooo:paragraph-rsid="00aa249f"/>
    </style:style>
    <style:style style:name="P128" style:family="paragraph" style:parent-style-name="Heading_20_3">
      <style:text-properties officeooo:paragraph-rsid="00ab3866"/>
    </style:style>
    <style:style style:name="P129" style:family="paragraph" style:parent-style-name="Heading_20_3">
      <style:text-properties officeooo:paragraph-rsid="00ab9406"/>
    </style:style>
    <style:style style:name="P130" style:family="paragraph" style:parent-style-name="Heading_20_3">
      <style:text-properties officeooo:paragraph-rsid="00cea497"/>
    </style:style>
    <style:style style:name="P131" style:family="paragraph" style:parent-style-name="Heading_20_3">
      <style:text-properties officeooo:paragraph-rsid="00f878f5"/>
    </style:style>
    <style:style style:name="P132" style:family="paragraph" style:parent-style-name="Heading_20_4">
      <style:text-properties officeooo:paragraph-rsid="00a094d2"/>
    </style:style>
    <style:style style:name="P133" style:family="paragraph" style:parent-style-name="Heading_20_4">
      <style:text-properties officeooo:paragraph-rsid="00aa249f"/>
    </style:style>
    <style:style style:name="P134" style:family="paragraph" style:parent-style-name="Heading_20_4">
      <style:text-properties officeooo:rsid="0039ee2d" officeooo:paragraph-rsid="00ab9406"/>
    </style:style>
    <style:style style:name="P135" style:family="paragraph" style:parent-style-name="Heading_20_4">
      <style:text-properties officeooo:paragraph-rsid="00ab9406"/>
    </style:style>
    <style:style style:name="P136" style:family="paragraph" style:parent-style-name="Heading_20_4">
      <style:text-properties officeooo:paragraph-rsid="00b11a16"/>
    </style:style>
    <style:style style:name="P137" style:family="paragraph" style:parent-style-name="Heading_20_4">
      <style:text-properties officeooo:paragraph-rsid="00c54827"/>
    </style:style>
    <style:style style:name="P138" style:family="paragraph" style:parent-style-name="Heading_20_4">
      <style:text-properties officeooo:paragraph-rsid="00c8d8df"/>
    </style:style>
    <style:style style:name="P139" style:family="paragraph" style:parent-style-name="Heading_20_4">
      <style:text-properties officeooo:paragraph-rsid="00cea497"/>
    </style:style>
    <style:style style:name="P140" style:family="paragraph" style:parent-style-name="Heading_20_4">
      <style:text-properties officeooo:paragraph-rsid="00f878f5"/>
    </style:style>
    <style:style style:name="P141" style:family="paragraph" style:parent-style-name="Heading_20_5">
      <style:text-properties officeooo:paragraph-rsid="00b11a16"/>
    </style:style>
    <style:style style:name="P142" style:family="paragraph" style:parent-style-name="Heading_20_5">
      <style:text-properties officeooo:paragraph-rsid="00c3b9e8"/>
    </style:style>
    <style:style style:name="P143" style:family="paragraph" style:parent-style-name="Heading_20_5">
      <style:text-properties officeooo:paragraph-rsid="00c7d357"/>
    </style:style>
    <style:style style:name="T1" style:family="text">
      <style:text-properties officeooo:rsid="00f878f5"/>
    </style:style>
    <style:style style:name="T2" style:family="text">
      <style:text-properties officeooo:rsid="0060d47f"/>
    </style:style>
    <style:style style:name="T3" style:family="text">
      <style:text-properties fo:font-weight="bold" style:font-weight-asian="bold" style:font-weight-complex="bold"/>
    </style:style>
    <style:style style:name="T4" style:family="text">
      <style:text-properties fo:font-weight="bold" officeooo:rsid="002a4940" style:font-weight-asian="bold" style:font-weight-complex="bold"/>
    </style:style>
    <style:style style:name="T5" style:family="text">
      <style:text-properties fo:font-weight="bold" officeooo:rsid="0031d7fa" style:font-weight-asian="bold" style:font-weight-complex="bold"/>
    </style:style>
    <style:style style:name="T6" style:family="text">
      <style:text-properties fo:font-weight="bold" officeooo:rsid="00333b6e" style:font-weight-asian="bold" style:font-weight-complex="bold"/>
    </style:style>
    <style:style style:name="T7" style:family="text">
      <style:text-properties fo:font-weight="bold" officeooo:rsid="0036c5ec" style:font-weight-asian="bold" style:font-weight-complex="bold"/>
    </style:style>
    <style:style style:name="T8" style:family="text">
      <style:text-properties fo:font-weight="bold" officeooo:rsid="0040f4c0" style:font-weight-asian="bold" style:font-weight-complex="bold"/>
    </style:style>
    <style:style style:name="T9" style:family="text">
      <style:text-properties fo:font-weight="bold" officeooo:rsid="005b05a9" style:font-weight-asian="bold" style:font-weight-complex="bold"/>
    </style:style>
    <style:style style:name="T10" style:family="text">
      <style:text-properties fo:font-weight="bold" officeooo:rsid="00629ce0" style:font-weight-asian="bold" style:font-weight-complex="bold"/>
    </style:style>
    <style:style style:name="T11" style:family="text">
      <style:text-properties fo:font-weight="bold" officeooo:rsid="002882de" style:font-weight-asian="bold" style:font-weight-complex="bold"/>
    </style:style>
    <style:style style:name="T12" style:family="text">
      <style:text-properties fo:font-weight="bold" officeooo:rsid="003ef2fa" style:font-weight-asian="bold" style:font-weight-complex="bold"/>
    </style:style>
    <style:style style:name="T13" style:family="text">
      <style:text-properties fo:font-weight="bold" officeooo:rsid="007c5b53" style:font-weight-asian="bold" style:font-weight-complex="bold"/>
    </style:style>
    <style:style style:name="T14" style:family="text">
      <style:text-properties fo:font-weight="bold" officeooo:rsid="01ae2d80" style:font-weight-asian="bold" style:font-weight-complex="bold"/>
    </style:style>
    <style:style style:name="T15" style:family="text">
      <style:text-properties fo:font-weight="bold" officeooo:rsid="008aec5b" style:font-weight-asian="bold" style:font-weight-complex="bold"/>
    </style:style>
    <style:style style:name="T16" style:family="text">
      <style:text-properties fo:font-weight="bold" officeooo:rsid="008c6c27" style:font-weight-asian="bold" style:font-weight-complex="bold"/>
    </style:style>
    <style:style style:name="T17" style:family="text">
      <style:text-properties fo:font-weight="bold" officeooo:rsid="009bad45" style:font-weight-asian="bold" style:font-weight-complex="bold"/>
    </style:style>
    <style:style style:name="T18" style:family="text">
      <style:text-properties fo:font-weight="bold" officeooo:rsid="00b7638d" style:font-weight-asian="bold" style:font-weight-complex="bold"/>
    </style:style>
    <style:style style:name="T19" style:family="text">
      <style:text-properties fo:font-weight="bold" officeooo:rsid="002cdd30" style:font-weight-asian="bold" style:font-weight-complex="bold"/>
    </style:style>
    <style:style style:name="T20" style:family="text">
      <style:text-properties fo:font-weight="bold" officeooo:rsid="00b52efc" style:font-weight-asian="bold" style:font-weight-complex="bold"/>
    </style:style>
    <style:style style:name="T21" style:family="text">
      <style:text-properties fo:font-weight="bold" officeooo:rsid="00aa249f" style:font-weight-asian="bold" style:font-weight-complex="bold"/>
    </style:style>
    <style:style style:name="T22" style:family="text">
      <style:text-properties fo:font-weight="bold" officeooo:rsid="0025aff7" style:font-weight-asian="bold" style:font-weight-complex="bold"/>
    </style:style>
    <style:style style:name="T23" style:family="text">
      <style:text-properties fo:font-weight="bold" officeooo:rsid="0026d1a6" style:font-weight-asian="bold" style:font-weight-complex="bold"/>
    </style:style>
    <style:style style:name="T24" style:family="text">
      <style:text-properties fo:font-weight="bold" officeooo:rsid="00967af8" style:font-weight-asian="bold" style:font-weight-complex="bold"/>
    </style:style>
    <style:style style:name="T25" style:family="text">
      <style:text-properties fo:font-weight="bold" officeooo:rsid="00955be2" style:font-weight-asian="bold" style:font-weight-complex="bold"/>
    </style:style>
    <style:style style:name="T26" style:family="text">
      <style:text-properties fo:font-weight="bold" officeooo:rsid="008d7593" style:font-weight-asian="bold" style:font-weight-complex="bold"/>
    </style:style>
    <style:style style:name="T27" style:family="text">
      <style:text-properties fo:font-weight="bold" officeooo:rsid="00bb6588" style:font-weight-asian="bold" style:font-weight-complex="bold"/>
    </style:style>
    <style:style style:name="T28" style:family="text">
      <style:text-properties fo:font-weight="bold" officeooo:rsid="00c047ab" style:font-weight-asian="bold" style:font-weight-complex="bold"/>
    </style:style>
    <style:style style:name="T29" style:family="text">
      <style:text-properties fo:font-weight="bold" officeooo:rsid="0029223a" style:font-weight-asian="bold" style:font-weight-complex="bold"/>
    </style:style>
    <style:style style:name="T30" style:family="text">
      <style:text-properties fo:font-weight="bold" officeooo:rsid="00d3b086" style:font-weight-asian="bold" style:font-weight-complex="bold"/>
    </style:style>
    <style:style style:name="T31" style:family="text">
      <style:text-properties fo:font-weight="bold" officeooo:rsid="00c7da53" style:font-weight-asian="bold" style:font-weight-complex="bold"/>
    </style:style>
    <style:style style:name="T32" style:family="text">
      <style:text-properties fo:font-weight="bold" officeooo:rsid="00b39cfa" style:font-weight-asian="bold" style:font-weight-complex="bold"/>
    </style:style>
    <style:style style:name="T33" style:family="text">
      <style:text-properties fo:font-weight="bold" officeooo:rsid="00c612a9" style:font-weight-asian="bold" style:font-weight-complex="bold"/>
    </style:style>
    <style:style style:name="T34" style:family="text">
      <style:text-properties fo:font-weight="bold" officeooo:rsid="00d8625b" style:font-weight-asian="bold" style:font-weight-complex="bold"/>
    </style:style>
    <style:style style:name="T35" style:family="text">
      <style:text-properties fo:font-weight="bold" officeooo:rsid="00dd25a6" style:font-weight-asian="bold" style:font-weight-complex="bold"/>
    </style:style>
    <style:style style:name="T36" style:family="text">
      <style:text-properties fo:font-weight="bold" officeooo:rsid="0107b592" style:font-weight-asian="bold" style:font-weight-complex="bold"/>
    </style:style>
    <style:style style:name="T37" style:family="text">
      <style:text-properties fo:font-weight="bold" officeooo:rsid="00daef30" style:font-weight-asian="bold" style:font-weight-complex="bold"/>
    </style:style>
    <style:style style:name="T38" style:family="text">
      <style:text-properties fo:font-weight="bold" officeooo:rsid="00e1a2ba" style:font-weight-asian="bold" style:font-weight-complex="bold"/>
    </style:style>
    <style:style style:name="T39" style:family="text">
      <style:text-properties fo:font-weight="bold" officeooo:rsid="00cbb7b8" style:font-weight-asian="bold" style:font-weight-complex="bold"/>
    </style:style>
    <style:style style:name="T40" style:family="text">
      <style:text-properties fo:font-weight="bold" officeooo:rsid="00e872d5" style:font-weight-asian="bold" style:font-weight-complex="bold"/>
    </style:style>
    <style:style style:name="T41" style:family="text">
      <style:text-properties fo:font-weight="bold" officeooo:rsid="0087d986" style:font-weight-asian="bold" style:font-weight-complex="bold"/>
    </style:style>
    <style:style style:name="T42" style:family="text">
      <style:text-properties fo:font-weight="bold" officeooo:rsid="00ea47d2" style:font-weight-asian="bold" style:font-weight-complex="bold"/>
    </style:style>
    <style:style style:name="T43" style:family="text">
      <style:text-properties fo:font-weight="bold" officeooo:rsid="00ef01f0" style:font-weight-asian="bold" style:font-weight-complex="bold"/>
    </style:style>
    <style:style style:name="T44" style:family="text">
      <style:text-properties fo:font-weight="bold" officeooo:rsid="00222306" style:font-weight-asian="bold" style:font-weight-complex="bold"/>
    </style:style>
    <style:style style:name="T45" style:family="text">
      <style:text-properties fo:font-weight="bold" officeooo:rsid="00fe5471" style:font-weight-asian="bold" style:font-weight-complex="bold"/>
    </style:style>
    <style:style style:name="T46" style:family="text">
      <style:text-properties fo:font-weight="bold" officeooo:rsid="01061e3e" style:font-weight-asian="bold" style:font-weight-complex="bold"/>
    </style:style>
    <style:style style:name="T47" style:family="text">
      <style:text-properties officeooo:rsid="0025aff7"/>
    </style:style>
    <style:style style:name="T48" style:family="text">
      <style:text-properties officeooo:rsid="0026d1a6"/>
    </style:style>
    <style:style style:name="T49" style:family="text">
      <style:text-properties officeooo:rsid="002882de"/>
    </style:style>
    <style:style style:name="T50" style:family="text">
      <style:text-properties officeooo:rsid="0029223a"/>
    </style:style>
    <style:style style:name="T51" style:family="text">
      <style:text-properties officeooo:rsid="002c0523"/>
    </style:style>
    <style:style style:name="T52" style:family="text">
      <style:text-properties officeooo:rsid="002cdd30"/>
    </style:style>
    <style:style style:name="T53" style:family="text">
      <style:text-properties officeooo:rsid="00333b6e"/>
    </style:style>
    <style:style style:name="T54" style:family="text">
      <style:text-properties fo:font-weight="normal" style:font-weight-asian="normal" style:font-weight-complex="normal"/>
    </style:style>
    <style:style style:name="T55" style:family="text">
      <style:text-properties fo:font-weight="normal" officeooo:rsid="00333b6e" style:font-weight-asian="normal" style:font-weight-complex="normal"/>
    </style:style>
    <style:style style:name="T56" style:family="text">
      <style:text-properties fo:font-weight="normal" officeooo:rsid="00555046" style:font-weight-asian="normal" style:font-weight-complex="normal"/>
    </style:style>
    <style:style style:name="T57" style:family="text">
      <style:text-properties fo:font-weight="normal" officeooo:rsid="005ccefb" style:font-weight-asian="normal" style:font-weight-complex="normal"/>
    </style:style>
    <style:style style:name="T58" style:family="text">
      <style:text-properties fo:font-weight="normal" officeooo:rsid="005e1f04" style:font-weight-asian="normal" style:font-weight-complex="normal"/>
    </style:style>
    <style:style style:name="T59" style:family="text">
      <style:text-properties fo:font-weight="normal" officeooo:rsid="008c6c27" style:font-weight-asian="normal" style:font-weight-complex="normal"/>
    </style:style>
    <style:style style:name="T60" style:family="text">
      <style:text-properties fo:font-weight="normal" officeooo:rsid="00967af8" style:font-weight-asian="normal" style:font-weight-complex="normal"/>
    </style:style>
    <style:style style:name="T61" style:family="text">
      <style:text-properties fo:font-weight="normal" officeooo:rsid="0101d66f" style:font-weight-asian="normal" style:font-weight-complex="normal"/>
    </style:style>
    <style:style style:name="T62" style:family="text">
      <style:text-properties fo:font-weight="normal" officeooo:rsid="00952d54" style:font-weight-asian="normal" style:font-weight-complex="normal"/>
    </style:style>
    <style:style style:name="T63" style:family="text">
      <style:text-properties fo:font-weight="normal" officeooo:rsid="00955be2" style:font-weight-asian="normal" style:font-weight-complex="normal"/>
    </style:style>
    <style:style style:name="T64" style:family="text">
      <style:text-properties fo:font-weight="normal" officeooo:rsid="016eef3b" style:font-weight-asian="normal" style:font-weight-complex="normal"/>
    </style:style>
    <style:style style:name="T65" style:family="text">
      <style:text-properties fo:font-weight="normal" officeooo:rsid="00969b49" style:font-weight-asian="normal" style:font-weight-complex="normal"/>
    </style:style>
    <style:style style:name="T66" style:family="text">
      <style:text-properties fo:font-weight="normal" officeooo:rsid="00bceae6" style:font-weight-asian="normal" style:font-weight-complex="normal"/>
    </style:style>
    <style:style style:name="T67" style:family="text">
      <style:text-properties fo:font-weight="normal" officeooo:rsid="00c184f0" style:font-weight-asian="normal" style:font-weight-complex="normal"/>
    </style:style>
    <style:style style:name="T68" style:family="text">
      <style:text-properties fo:font-weight="normal" officeooo:rsid="00dd25a6" style:font-weight-asian="normal" style:font-weight-complex="normal"/>
    </style:style>
    <style:style style:name="T69" style:family="text">
      <style:text-properties fo:font-weight="normal" officeooo:rsid="00d3b086" style:font-weight-asian="normal" style:font-weight-complex="normal"/>
    </style:style>
    <style:style style:name="T70" style:family="text">
      <style:text-properties fo:font-weight="normal" officeooo:rsid="00d8625b" style:font-weight-asian="normal" style:font-weight-complex="normal"/>
    </style:style>
    <style:style style:name="T71" style:family="text">
      <style:text-properties fo:font-weight="normal" officeooo:rsid="00c7da53" style:font-weight-asian="normal" style:font-weight-complex="normal"/>
    </style:style>
    <style:style style:name="T72" style:family="text">
      <style:text-properties fo:font-weight="normal" officeooo:rsid="00e1a2ba" style:font-weight-asian="normal" style:font-weight-complex="normal"/>
    </style:style>
    <style:style style:name="T73" style:family="text">
      <style:text-properties fo:font-weight="normal" officeooo:rsid="00daef30" style:font-weight-asian="normal" style:font-weight-complex="normal"/>
    </style:style>
    <style:style style:name="T74" style:family="text">
      <style:text-properties fo:font-weight="normal" officeooo:rsid="0107ea4c" style:font-weight-asian="normal" style:font-weight-complex="normal"/>
    </style:style>
    <style:style style:name="T75" style:family="text">
      <style:text-properties fo:font-weight="normal" officeooo:rsid="00ef01f0" style:font-weight-asian="normal" style:font-weight-complex="normal"/>
    </style:style>
    <style:style style:name="T76" style:family="text">
      <style:text-properties fo:font-weight="normal" officeooo:rsid="0109a651" style:font-weight-asian="normal" style:font-weight-complex="normal"/>
    </style:style>
    <style:style style:name="T77" style:family="text">
      <style:text-properties officeooo:rsid="0033faa9"/>
    </style:style>
    <style:style style:name="T78" style:family="text">
      <style:text-properties officeooo:rsid="003ef2fa"/>
    </style:style>
    <style:style style:name="T79" style:family="text">
      <style:text-properties officeooo:rsid="00555046"/>
    </style:style>
    <style:style style:name="T80" style:family="text">
      <style:text-properties officeooo:rsid="007c5b53"/>
    </style:style>
    <style:style style:name="T81" style:family="text">
      <style:text-properties officeooo:rsid="001d8868"/>
    </style:style>
    <style:style style:name="T82" style:family="text">
      <style:text-properties officeooo:rsid="004067d0"/>
    </style:style>
    <style:style style:name="T83" style:family="text">
      <style:text-properties officeooo:rsid="0083c521"/>
    </style:style>
    <style:style style:name="T84" style:family="text">
      <style:text-properties officeooo:rsid="0086c8ee"/>
    </style:style>
    <style:style style:name="T85" style:family="text">
      <style:text-properties officeooo:rsid="00f1a3c5"/>
    </style:style>
    <style:style style:name="T86" style:family="text">
      <style:text-properties officeooo:rsid="00878254"/>
    </style:style>
    <style:style style:name="T87" style:family="text">
      <style:text-properties officeooo:rsid="01ae2d80"/>
    </style:style>
    <style:style style:name="T88" style:family="text">
      <style:text-properties officeooo:rsid="007cfd86"/>
    </style:style>
    <style:style style:name="T89" style:family="text">
      <style:text-properties officeooo:rsid="007efd2e"/>
    </style:style>
    <style:style style:name="T90" style:family="text">
      <style:text-properties officeooo:rsid="007f7622"/>
    </style:style>
    <style:style style:name="T91" style:family="text">
      <style:text-properties officeooo:rsid="007fbb41"/>
    </style:style>
    <style:style style:name="T92" style:family="text">
      <style:text-properties officeooo:rsid="008267e4"/>
    </style:style>
    <style:style style:name="T93" style:family="text">
      <style:text-properties officeooo:rsid="008288ab"/>
    </style:style>
    <style:style style:name="T94" style:family="text">
      <style:text-properties officeooo:rsid="0083638a"/>
    </style:style>
    <style:style style:name="T95" style:family="text">
      <style:text-properties officeooo:rsid="008575ea"/>
    </style:style>
    <style:style style:name="T96" style:family="text">
      <style:text-properties officeooo:rsid="0087d986"/>
    </style:style>
    <style:style style:name="T97" style:family="text">
      <style:text-properties officeooo:rsid="00890d89"/>
    </style:style>
    <style:style style:name="T98" style:family="text">
      <style:text-properties officeooo:rsid="008c6c27"/>
    </style:style>
    <style:style style:name="T99" style:family="text">
      <style:text-properties officeooo:rsid="008ca373"/>
    </style:style>
    <style:style style:name="T100" style:family="text">
      <style:text-properties officeooo:rsid="009011b7"/>
    </style:style>
    <style:style style:name="T101" style:family="text">
      <style:text-properties officeooo:rsid="00914214"/>
    </style:style>
    <style:style style:name="T102" style:family="text">
      <style:text-properties officeooo:rsid="00950148"/>
    </style:style>
    <style:style style:name="T103" style:family="text">
      <style:text-properties officeooo:rsid="0096414d"/>
    </style:style>
    <style:style style:name="T104" style:family="text">
      <style:text-properties officeooo:rsid="009947a8"/>
    </style:style>
    <style:style style:name="T105" style:family="text">
      <style:text-properties officeooo:rsid="009ab4f3"/>
    </style:style>
    <style:style style:name="T106" style:family="text">
      <style:text-properties officeooo:rsid="009bad45"/>
    </style:style>
    <style:style style:name="T107" style:family="text">
      <style:text-properties officeooo:rsid="009cc6ec"/>
    </style:style>
    <style:style style:name="T108" style:family="text">
      <style:text-properties officeooo:rsid="00a00205"/>
    </style:style>
    <style:style style:name="T109" style:family="text">
      <style:text-properties officeooo:rsid="00a094d2"/>
    </style:style>
    <style:style style:name="T110" style:family="text">
      <style:text-properties officeooo:rsid="00a37204"/>
    </style:style>
    <style:style style:name="T111" style:family="text">
      <style:text-properties officeooo:rsid="00a54dd2"/>
    </style:style>
    <style:style style:name="T112" style:family="text">
      <style:text-properties officeooo:rsid="00a84132"/>
    </style:style>
    <style:style style:name="T113" style:family="text">
      <style:text-properties officeooo:rsid="00a8c9a1"/>
    </style:style>
    <style:style style:name="T114" style:family="text">
      <style:text-properties officeooo:rsid="00aa249f"/>
    </style:style>
    <style:style style:name="T115" style:family="text">
      <style:text-properties officeooo:rsid="01a3139f"/>
    </style:style>
    <style:style style:name="T116" style:family="text">
      <style:text-properties officeooo:rsid="00b52efc"/>
    </style:style>
    <style:style style:name="T117" style:family="text">
      <style:text-properties officeooo:rsid="00b7638d"/>
    </style:style>
    <style:style style:name="T118" style:family="text">
      <style:text-properties officeooo:rsid="0196e4f2"/>
    </style:style>
    <style:style style:name="T119" style:family="text">
      <style:text-properties officeooo:rsid="008d7593"/>
    </style:style>
    <style:style style:name="T120" style:family="text">
      <style:text-properties officeooo:rsid="00bb4f2d"/>
    </style:style>
    <style:style style:name="T121" style:family="text">
      <style:text-properties officeooo:rsid="0101d66f"/>
    </style:style>
    <style:style style:name="T122" style:family="text">
      <style:text-properties officeooo:rsid="00ab9406"/>
    </style:style>
    <style:style style:name="T123" style:family="text">
      <style:text-properties officeooo:rsid="00b9a7ab"/>
    </style:style>
    <style:style style:name="T124" style:family="text">
      <style:text-properties officeooo:rsid="0101f468"/>
    </style:style>
    <style:style style:name="T125" style:family="text">
      <style:text-properties officeooo:rsid="00bc4efb"/>
    </style:style>
    <style:style style:name="T126" style:family="text">
      <style:text-properties officeooo:rsid="00c047ab"/>
    </style:style>
    <style:style style:name="T127" style:family="text">
      <style:text-properties officeooo:rsid="01982a6f"/>
    </style:style>
    <style:style style:name="T128" style:family="text">
      <style:text-properties officeooo:rsid="00f0949f"/>
    </style:style>
    <style:style style:name="T129" style:family="text">
      <style:text-properties officeooo:rsid="00c263cd"/>
    </style:style>
    <style:style style:name="T130" style:family="text">
      <style:text-properties officeooo:rsid="00abae98"/>
    </style:style>
    <style:style style:name="T131" style:family="text">
      <style:text-properties officeooo:rsid="00d3b086"/>
    </style:style>
    <style:style style:name="T132" style:family="text">
      <style:text-properties officeooo:rsid="00c7da53"/>
    </style:style>
    <style:style style:name="T133" style:family="text">
      <style:text-properties officeooo:rsid="01070b5f"/>
    </style:style>
    <style:style style:name="T134" style:family="text">
      <style:text-properties officeooo:rsid="00b39cfa"/>
    </style:style>
    <style:style style:name="T135" style:family="text">
      <style:text-properties officeooo:rsid="00bc0011"/>
    </style:style>
    <style:style style:name="T136" style:family="text">
      <style:text-properties officeooo:rsid="00bf15de"/>
    </style:style>
    <style:style style:name="T137" style:family="text">
      <style:text-properties officeooo:rsid="00bf41af"/>
    </style:style>
    <style:style style:name="T138" style:family="text">
      <style:text-properties officeooo:rsid="00c0c5a7"/>
    </style:style>
    <style:style style:name="T139" style:family="text">
      <style:text-properties officeooo:rsid="00c3b9e8"/>
    </style:style>
    <style:style style:name="T140" style:family="text">
      <style:text-properties officeooo:rsid="00c54827"/>
    </style:style>
    <style:style style:name="T141" style:family="text">
      <style:text-properties officeooo:rsid="00c612a9"/>
    </style:style>
    <style:style style:name="T142" style:family="text">
      <style:text-properties officeooo:rsid="00c7d357"/>
    </style:style>
    <style:style style:name="T143" style:family="text">
      <style:text-properties officeooo:rsid="00c8d8df"/>
    </style:style>
    <style:style style:name="T144" style:family="text">
      <style:text-properties officeooo:rsid="00cbb7b8"/>
    </style:style>
    <style:style style:name="T145" style:family="text">
      <style:text-properties officeooo:rsid="00e872d5"/>
    </style:style>
    <style:style style:name="T146" style:family="text">
      <style:text-properties officeooo:rsid="00e94232"/>
    </style:style>
    <style:style style:name="T147" style:family="text">
      <style:text-properties fo:color="#ff0000" fo:font-size="18pt" style:font-size-asian="18pt" style:font-size-complex="18pt"/>
    </style:style>
    <style:style style:name="T148" style:family="text">
      <style:text-properties fo:color="#ff0000" fo:font-size="18pt" officeooo:rsid="00ea64ed" style:font-size-asian="18pt" style:font-size-complex="18pt"/>
    </style:style>
    <style:style style:name="T149" style:family="text">
      <style:text-properties fo:color="#ff0000" fo:font-size="18pt" officeooo:rsid="00cea497" style:font-size-asian="18pt" style:font-size-complex="18pt"/>
    </style:style>
    <style:style style:name="T150" style:family="text">
      <style:text-properties officeooo:rsid="00cea497"/>
    </style:style>
    <style:style style:name="T151" style:family="text">
      <style:text-properties officeooo:rsid="00d031cf"/>
    </style:style>
    <style:style style:name="T152" style:family="text">
      <style:text-properties officeooo:rsid="00d55d37"/>
    </style:style>
    <style:style style:name="T153" style:family="text">
      <style:text-properties officeooo:rsid="00e42430"/>
    </style:style>
    <style:style style:name="T154" style:family="text">
      <style:text-properties officeooo:rsid="015faf15"/>
    </style:style>
    <style:style style:name="T155" style:family="text">
      <style:text-properties officeooo:rsid="0199b732"/>
    </style:style>
    <style:style style:name="T156" style:family="text">
      <style:text-properties officeooo:rsid="00eba38b"/>
    </style:style>
    <style:style style:name="T157" style:family="text">
      <style:text-properties officeooo:rsid="00ace353"/>
    </style:style>
    <style:style style:name="T158" style:family="text">
      <style:text-properties officeooo:rsid="00eafd05"/>
    </style:style>
    <style:style style:name="T159" style:family="text">
      <style:text-properties officeooo:rsid="00ef01f0"/>
    </style:style>
    <style:style style:name="T160" style:family="text">
      <style:text-properties fo:font-style="italic" style:font-style-asian="italic" style:font-style-complex="italic"/>
    </style:style>
    <style:style style:name="T161" style:family="text">
      <style:text-properties fo:font-style="italic" officeooo:rsid="00ee1fbe" style:font-style-asian="italic" style:font-style-complex="italic"/>
    </style:style>
    <style:style style:name="T162" style:family="text">
      <style:text-properties fo:font-style="italic" fo:font-weight="normal" officeooo:rsid="005ccefb" style:font-style-asian="italic" style:font-weight-asian="normal" style:font-style-complex="italic" style:font-weight-complex="normal"/>
    </style:style>
    <style:style style:name="T163" style:family="text">
      <style:text-properties fo:font-style="italic" fo:font-weight="normal" officeooo:rsid="005e1f04" style:font-style-asian="italic" style:font-weight-asian="normal" style:font-style-complex="italic" style:font-weight-complex="normal"/>
    </style:style>
    <style:style style:name="T164" style:family="text">
      <style:text-properties officeooo:rsid="00ee1fbe"/>
    </style:style>
    <style:style style:name="T165" style:family="text">
      <style:text-properties officeooo:rsid="00fd7a60"/>
    </style:style>
    <style:style style:name="T166" style:family="text">
      <style:text-properties officeooo:rsid="00fe5471"/>
    </style:style>
    <style:style style:name="T167" style:family="text">
      <style:text-properties officeooo:rsid="00fef548"/>
    </style:style>
    <style:style style:name="T168" style:family="text">
      <style:text-properties officeooo:rsid="01045588"/>
    </style:style>
    <style:style style:name="T169" style:family="text">
      <style:text-properties officeooo:rsid="01047fac"/>
    </style:style>
    <style:style style:name="T170" style:family="text">
      <style:text-properties officeooo:rsid="01061e3e"/>
    </style:style>
    <style:style style:name="T171" style:family="text">
      <style:text-properties officeooo:rsid="0107fe0e"/>
    </style:style>
    <style:style style:name="T172" style:family="text">
      <style:text-properties officeooo:rsid="010bb54b"/>
    </style:style>
    <style:style style:name="T173" style:family="text">
      <style:text-properties officeooo:rsid="01137544"/>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ow to install Wasta Linux to dual boot with an existing Windows system by Bill Martin (<text:modification-date style:data-style-name="N81">10. August 2017</text:modification-date>)</text:h>
      <text:p text:style-name="P4"/>
      <text:p text:style-name="P2"><text:span text:style-name="T4">Important Note: These instructions tell how to </text:span><text:span text:style-name="T13">install</text:span><text:span text:style-name="T7"> </text:span><text:span text:style-name="T13">Wasta Linux</text:span><text:span text:style-name="T7"> </text:span><text:span text:style-name="T13">to</text:span><text:span text:style-name="T7"> dual boot with an existing </text:span><text:span text:style-name="T4">Windows system </text:span><text:span text:style-name="T7">- so that at boot time the actual system that is booted can be selected from a grub menu which will display for a few seconds to allow Windows to be selected rather than the default </text:span><text:span text:style-name="T13">Wasta </text:span><text:span text:style-name="T7">Linux system. </text:span><text:span text:style-name="T4">Th</text:span><text:span text:style-name="T7">ese instructions, when followed carefully</text:span><text:span text:style-name="T9">,</text:span><text:span text:style-name="T4"> will </text:span><text:span text:style-name="T7">allow you to preserve the data on the Windows partitions as well as the Windows system itself. The Windows partition(s) will be shrunk down in size to provide </text:span><text:span text:style-name="T10">free space on your </text:span><text:span text:style-name="T7">hard drive for the </text:span><text:span text:style-name="T13">Wasta </text:span><text:span text:style-name="T7">Linux installation. Although this process can be done without wiping out data from the computer, it is always good to make sure you</text:span><text:span text:style-name="T4"> have backed up all data </text:span><text:span text:style-name="T7">to an external drive </text:span><text:span text:style-name="T4">before proceeding with these installation steps. Step </text:span><text:span text:style-name="T8">4</text:span><text:span text:style-name="T4"> below is where actual changes start to take place - you can abort the installation at any time before you get to the </text:span><text:span text:style-name="T5">point </text:span><text:span text:style-name="T8">of pressing the </text:span><text:span text:style-name="T4">"</text:span><text:span text:style-name="T8">Apply All Operations</text:span><text:span text:style-name="T4">" button at the end of step </text:span><text:span text:style-name="T8">4</text:span><text:span text:style-name="T4">.</text:span></text:p>
      <text:p text:style-name="P81"/>
      <text:p text:style-name="P5">(Note: If you want to install Wasta Linux so that it totally replaces an existing Windows system see the document "How to install Wasta Linux totally replacing Windows")</text:p>
      <text:h text:style-name="P125" text:outline-level="3">What is this document?</text:h>
      <text:p text:style-name="P12"><draw:frame draw:style-name="fr1" draw:name="Image55" text:anchor-type="paragraph" svg:x="0.0492in" svg:y="0.0929in" svg:width="3.4453in" svg:height="0.739in" draw:z-index="0"><draw:image xlink:href="../wasta-docs-images/Wasta-logo-low-res.jpg" xlink:type="simple" xlink:show="embed" xlink:actuate="onLoad"/></draw:frame>This document <text:span text:style-name="T81">is an illustrated guide that </text:span>shows how to <text:span text:style-name="T80">install Wasta Linux to dual boot with an existing Windows system</text:span>. It describes how to boot Wasta from the “Live” memory stick and guides you through some checks to ensure that your computer’s hardware is working properly before you change anything on the computer. If you like what you see and want to install Wasta Linux, <text:span text:style-name="T80">but you need to keep the computer’s ability to boot to either Wasta Linux or to Windows (dual boot), </text:span>this document also shows you how to do that installation.</text:p>
      <text:h text:style-name="P125" text:outline-level="3">Who is this document for?</text:h>
      <text:p text:style-name="P12">This document is designed to be a guide for <text:span text:style-name="T82">an </text:span>Advisor,<text:span text:style-name="T82"> </text:span>Consultant, or Technician <text:span text:style-name="T83">with some knowledge about booting and operating systems (or wants to learn!). This document describes how to make </text:span>radical changes to the computer that cannot be easily reversed. <text:span text:style-name="T83">The booting process for some computers can be different from other computers, so this document cannot predict all possible scenarios that might occur during the process of booting, shrinking the existing Windows system, and installing Wasta along side Windows. Hence, there is some risk that this process could turn your computer into a “brick” that can no longer boot to any operating system. That risk, I think, is small, but not zero. I think it is worth the risk, and if you also think so please proceed. The document is well illustrated. You will find it helpful if you read through the whole document before trying to execute it step by step.</text:span> </text:p>
      <text:h text:style-name="P125" text:outline-level="3">When does it make sense to use this procedure</text:h>
      <text:p text:style-name="P13">It makes sense:</text:p>
      <text:list xml:id="list1608191203" text:style-name="L1">
        <text:list-item>
          <text:p text:style-name="P110"><text:span text:style-name="T90">If y</text:span>ou would like to switch to using Wasta Linux on your computer, but you <text:span text:style-name="T90">cannot or </text:span>do not <text:soft-page-break/>feel free to totally remove Windows from the computer - at least at the present time.</text:p>
        </text:list-item>
        <text:list-item>
          <text:p text:style-name="P111"><text:span text:style-name="T90">If y</text:span>ou have one or more Windows<text:span text:style-name="T90">-only</text:span> programs that you must use on the computer and for which there is no Linux equivalent or substitute, so you know there will be times that you will need to boot up <text:span text:style-name="T88">the computer in </text:span>Windows <text:span text:style-name="T88">in order to use that Windows-only software</text:span>. <text:span text:style-name="T90">(Note: such situations are really very rare these days!).</text:span></text:p>
        </text:list-item>
        <text:list-item>
          <text:p text:style-name="P112"><text:span text:style-name="T84">If y</text:span>ou are tired of the expense and hassle of <text:span text:style-name="T88">always </text:span>being tied to <text:span text:style-name="T84">Microsoft </text:span>Windows with its <text:span text:style-name="T84">licensing restrictions, its</text:span> vulnerability to viruses <text:span text:style-name="T85">and malware</text:span>, its time-consuming updates, and its encroachment on your privacy.</text:p>
        </text:list-item>
        <text:list-item>
          <text:p text:style-name="P113"><text:span text:style-name="T84">If y</text:span>ou want an operating system and software that is <text:span text:style-name="T86">highly secure and </text:span>efficient <text:span text:style-name="T86">- </text:span>and specially designed for the tasks that you do in your work.</text:p>
        </text:list-item>
        <text:list-item>
          <text:p text:style-name="P115"><text:span text:style-name="T88">Note: Putting Wasta Linux on a</text:span>n older Windows XP <text:span text:style-name="T85">or other Windows </text:span>computer <text:span text:style-name="T88">is a good way to bring renewed life back into that computer. But, in such cases, we strongly recommend that you totally remove Windows from the old computer, and not set it up to dual boot to Wasta Linux as well as the old Windows system. Old Windows systems are</text:span> no longer supported by Microsoft and ha<text:span text:style-name="T89">ve</text:span> <text:span text:style-name="T89">serious </text:span>security <text:span text:style-name="T89">vulnerabilities – so, each time you decide to boot to the old version of Windows, you subject the computer to those increasing security vulnerabilities</text:span>. <text:span text:style-name="T90">For a better choice, please see the document: How to install Wasta Linux totally replacing Windows." </text:span></text:p>
        </text:list-item>
      </text:list>
      <text:p text:style-name="P13"/>
      <text:h text:style-name="P125" text:outline-level="3">Related How To documents:</text:h>
      <text:list xml:id="list141129094" text:style-name="L2">
        <text:list-item>
          <text:p text:style-name="P114">"<text:span text:style-name="T87">How to install</text:span> Wasta Linux <text:span text:style-name="T89">totally replacing </text:span>Windows"</text:p>
        </text:list-item>
      </text:list>
      <text:p text:style-name="Standard"/>
      <text:p text:style-name="P14">The first 3 Steps of our documentation are identical to the first three steps of the companion document entitled: “<text:span text:style-name="T14">How to install Wasta Linux totally replacing Windows</text:span>”. To avoid a lot of duplication, we will only list those 3 steps here. You should refer to that other document and follow the first 3 detailed steps which are well illustrated there <text:span text:style-name="T92">(more than 12 pages)</text:span>, then return to this document and continue with Step 4 below.</text:p>
      <text:p text:style-name="P14"/>
      <text:h text:style-name="Heading_20_3" text:outline-level="3">Step 1. Get your computer to boot from a USB memory stick. </text:h>
      <text:p text:style-name="P16">Follow Step 1 in other documentation entitled “How to install Wasta Linux totally replacing Windows”.</text:p>
      <text:h text:style-name="Heading_20_3" text:outline-level="3">Step 2. Boot Wasta to a “Live” session on the computer.</text:h>
      <text:p text:style-name="P16">Follow Step 2 in other documentation entitled “How to install Wasta Linux totally replacing Windows”.</text:p>
      <text:h text:style-name="Heading_20_3" text:outline-level="3">Step 3. Check out the Wasta system.</text:h>
      <text:p text:style-name="P17">Follow Step 3 in other documentation entitled “How to install Wasta Linux totally replacing Windows”.</text:p>
      <text:p text:style-name="P15"/>
      <text:h text:style-name="P126" text:outline-level="3">Step 4. Use G<text:span text:style-name="T94">P</text:span>arted to shrink the main Windows partition</text:h>
      <text:p text:style-name="P82">This step assumes you have successfully followed the first 3 steps detailed in the companion document <text:span text:style-name="T91">“</text:span><text:span text:style-name="T14">How to install Wasta Linux totally replacing Windows</text:span><text:span text:style-name="T91">” </text:span>and are currently booted to a “Live” session of Wasta Linux 16.04.1.1 on your computer. <text:span text:style-name="T93">Your desktop should be displaying the “Live” </text:span><text:soft-page-break/><text:span text:style-name="T93">session of Wasta’s desktop on your screen which looks like this:</text:span></text:p>
      <text:p text:style-name="P82"><draw:frame draw:style-name="fr2" draw:name="Image1" text:anchor-type="paragraph" svg:width="6.9252in" svg:height="4.7673in" draw:z-index="1"><draw:image xlink:href="../wasta-docs-images/Wasta-16.04.1.1-live-boot-desktop-install-icon-not-highlighted.png" xlink:type="simple" xlink:show="embed" xlink:actuate="onLoad"/></draw:frame></text:p>
      <text:p text:style-name="P83">The existing Windows system normally reserves the entire disk space for its own use. In order to make space for Wasta Linux to be installed on the same computer, we will use the GParted program to shrink the main Windows partition.</text:p>
      <text:p text:style-name="P83">Start up the GParted program by selecting <text:span text:style-name="T3">GParted</text:span> from the <text:span text:style-name="T3">Administration</text:span> category of the main <text:span text:style-name="T3">Menu</text:span> of the live Wasta session:</text:p>
      <text:p text:style-name="P83"><draw:frame draw:style-name="fr3" draw:name="Image2" text:anchor-type="paragraph" svg:width="6.3173in" svg:height="3.9535in" draw:z-index="2"><draw:image xlink:href="../wasta-docs-images/Menu-Administration-GParted.png" xlink:type="simple" xlink:show="embed" xlink:actuate="onLoad"/></draw:frame><text:soft-page-break/></text:p>
      <text:p text:style-name="P84">The GParted program will first ask you to type your password:</text:p>
      <text:p text:style-name="P84"><draw:frame draw:style-name="fr4" draw:name="Image3" text:anchor-type="paragraph" svg:width="5.2083in" svg:height="1.9165in" draw:z-index="3"><draw:image xlink:href="../wasta-docs-images/Enter-Password-for-GParted.png" xlink:type="simple" xlink:show="embed" xlink:actuate="onLoad"/></draw:frame></text:p>
      <text:p text:style-name="P84"/>
      <text:p text:style-name="P84">GParted then scans the partitions that exist on the computer hard drive and other storage devices, and displays its main program screen which looks like this <text:span text:style-name="T95">example (from a computer with Windows 10 on it)</text:span>:</text:p>
      <text:p text:style-name="P84"><draw:frame draw:style-name="fr5" draw:name="Image4" text:anchor-type="paragraph" svg:width="6.9252in" svg:height="4.7047in" draw:z-index="4"><draw:image xlink:href="../wasta-docs-images/GParted-Win10-initial-display.png" xlink:type="simple" xlink:show="embed" xlink:actuate="onLoad" draw:filter-name="&lt;All formats&gt;"/></draw:frame><text:soft-page-break/></text:p>
      <text:p text:style-name="P103">Study the GParted display of your computer. The above illustration is a sample only – your computer will certainly look different, but there will be similarities. The partitions that have an <text:span text:style-name="T3">ntfs</text:span> <text:span text:style-name="T97">type of </text:span>file system <text:span text:style-name="T97">are</text:span> Windows partitions. <text:span text:style-name="T111">Also partitions of the "fat32" or "fat" type are Windows compatible partitions. </text:span></text:p>
      <text:p text:style-name="P103">The above <text:span text:style-name="T170">illustration shows a </text:span>Windows 10 computer <text:span text:style-name="T170">that </text:span>has 2 <text:span text:style-name="T3">ntfs</text:span> partitions; your computer may have 3 or more, and the size of your partitions will almost certainly be different from those shown above. <text:span text:style-name="T3">You mainly need to determine which ntfs partition on your computer is the main Windows partition</text:span>. Look for the partition that has the largest <text:span text:style-name="T96">Size – in </text:span>Gigabytes (GiB). <text:span text:style-name="T96">It should also have the largest Unused space. Pay close attention to the difference between Megabytes (MiB) and Gigabytes (GiB). It takes about a thousand Megabytes to make one Gigabyte. In the illustration above the first partition (/dev/sda1) is only half a Gigabyte (500 Megabytes or MiB) in Size. The second partition (/dev/sda2) is 393.83 Gigabytes, or about 394,000 Megabytes and it has about 345 GiB, or 345,000 MB of unused space. </text:span><text:span text:style-name="T41">Clearly, it is the /dev/sda2 ntfs partition that is largest, and has most unused space. </text:span><text:span text:style-name="T46">W</text:span><text:span text:style-name="T41">e will shrink </text:span><text:span text:style-name="T46">it </text:span><text:span text:style-name="T41">to make space for our Linux partitions </text:span><text:span text:style-name="T42">on this computer.</text:span></text:p>
      <text:h text:style-name="Heading_20_4" text:outline-level="4"><text:span text:style-name="T109">Tell GParted how you want to s</text:span>hrink the main Windows partition</text:h>
      <text:p text:style-name="P85">Once you have determined which partition is your main Windows partition, <text:span text:style-name="T3">click on </text:span><text:span text:style-name="T15">the line representing the main partition</text:span><text:span text:style-name="T3"> in GParted to </text:span><text:span text:style-name="T16">select/</text:span><text:span text:style-name="T3">highlight it</text:span><text:span text:style-name="T54"> </text:span><text:span text:style-name="T59">as shown in the illustration below</text:span><text:span text:style-name="T54">:</text:span></text:p>
      <text:p text:style-name="P85"><draw:frame draw:style-name="fr3" draw:name="Image5" text:anchor-type="paragraph" svg:width="5.1138in" svg:height="3.4728in" draw:z-index="5"><draw:image xlink:href="../wasta-docs-images/GParted-select-partition-and-Resize-Icon.png" xlink:type="simple" xlink:show="embed" xlink:actuate="onLoad"/></draw:frame><text:soft-page-break/></text:p>
      <text:p text:style-name="P87">With the main Windows partition selected, click on the <text:span text:style-name="T3">Resize</text:span> icon in the tool bar, as shown in the above illustration. </text:p>
      <text:p text:style-name="P87"><text:span text:style-name="T165">After clicking on t</text:span>he <text:span text:style-name="T165">Resize button, the</text:span> <text:span text:style-name="T16">Resize/Move</text:span><text:span text:style-name="T98"> dialog should pop up over the main GParted window:</text:span></text:p>
      <text:p text:style-name="P86"><draw:frame draw:style-name="fr3" draw:name="Image6" text:anchor-type="paragraph" svg:width="5.1772in" svg:height="3.5272in" draw:z-index="7"><draw:image xlink:href="../wasta-docs-images/GParted-select-partition-and-Resize-dialog.png" xlink:type="simple" xlink:show="embed" xlink:actuate="onLoad"/></draw:frame></text:p>
      <text:p text:style-name="P88">The <text:span text:style-name="T99">pop up</text:span> dialog shows a graphical representation of the <text:span text:style-name="T99">main Windows </text:span>partition at the top of the dialog, <text:span text:style-name="T99">and </text:span>also shows some <text:span text:style-name="T99">information</text:span> about th<text:span text:style-name="T99">is main </text:span>partition. <text:span text:style-name="T99">Our goal is to make this Windows partition smaller, and at the same time, free up space on the hard drive – space that we will later use to </text:span><text:soft-page-break/><text:span text:style-name="T99">create some Linux partitions in. Here is another view that only shows the Resize/Move dialog:</text:span></text:p>
      <text:p text:style-name="P88"><draw:frame draw:style-name="fr4" draw:name="Image7" text:anchor-type="paragraph" svg:width="5.9681in" svg:height="3.2327in" draw:z-index="8"><draw:image xlink:href="../wasta-docs-images/GParted-Resize-dialog-initial-size.png" xlink:type="simple" xlink:show="embed" xlink:actuate="onLoad"/></draw:frame></text:p>
      <text:p text:style-name="P91">We will make changes to this partition (/dev/sda2) using the graphic at the top of the above dialog:</text:p>
      <text:p text:style-name="P91"><draw:frame draw:style-name="fr3" draw:name="Image8" text:anchor-type="paragraph" svg:width="5.698in" svg:height="2.0835in" draw:z-index="6"><draw:image xlink:href="../wasta-docs-images/GParted-select-partition-and-Resize-dialog-slider-function.png" xlink:type="simple" xlink:show="embed" xlink:actuate="onLoad"/></draw:frame></text:p>
      <text:p text:style-name="P90">Within the graphic, <text:span text:style-name="T100">note that </text:span>the yellow part at left represents the “used” part of the partition –<text:span text:style-name="T101"> the part containing </text:span>data or files. <text:span text:style-name="T101">T</text:span>he white part at right represents the part of the partition that is “unused” <text:span text:style-name="T101">- the part </text:span>that has no data or files on it. </text:p>
      <text:p text:style-name="P107">Using your mouse click down on the slider at the right end and hold it down while dragging the slider to the left – to a point about half way within the white area:</text:p>
      <text:p text:style-name="P89"><draw:frame draw:style-name="fr2" draw:name="Image9" text:anchor-type="paragraph" svg:width="6.9252in" svg:height="0.8028in" draw:z-index="34"><draw:image xlink:href="../wasta-docs-images/GParted-select-partition-and-Resize-dialog-slider-at-middle.png" xlink:type="simple" xlink:show="embed" xlink:actuate="onLoad"/></draw:frame></text:p>
      <text:p text:style-name="P92">The gray area that appears to the right of the slider arrow is <text:span text:style-name="T3">freed space</text:span> – the space where we will create our Linux partitions later. The Resize/Move dialog should now appear similar to this:</text:p>
      <text:p text:style-name="P92"><draw:frame draw:style-name="fr5" draw:name="Image10" text:anchor-type="paragraph" svg:width="6.9252in" svg:height="4.7083in" draw:z-index="9"><draw:image xlink:href="../wasta-docs-images/GParted-select-partition-and-Resize-dialog-drag-slider-to-half-of-unused-space.png" xlink:type="simple" xlink:show="embed" xlink:actuate="onLoad"/></draw:frame><text:soft-page-break/></text:p>
      <text:p text:style-name="P93"><text:span text:style-name="T103">The size numbers shown above are for illustration purposes only. Your numbers will vary depending on the starting size of the Windows main partition on your system, and the amount of data and files on it. </text:span>As you dr<text:span text:style-name="T102">a</text:span>g the slider to the left, the numbers in the <text:span text:style-name="T3">New size (MiB)</text:span> and in the <text:span text:style-name="T3">Free space following (MiB)</text:span> boxes automatically adjust <text:span text:style-name="T102">proportionally, </text:span>keeping the total of those two values equal to the Maximum size available. The white space to the left of the sizer is the unused space that will stay with the Windows system, and the gray <text:span text:style-name="T104">space labeled </text:span>“Freed space” <text:span text:style-name="T104">above</text:span> is the size that will become available for Linux partitions. <text:span text:style-name="T171">It actual size in MiB is shown in the “Free space following” box. </text:span>You can adjust the slider to whatever proportion you want to devote to each operating system, <text:span text:style-name="T104">but giving each operating system about half of the available (white) space is a good starting point.</text:span></text:p>
      <text:p text:style-name="P95">When you have adjusted the slider to the point you want, click on the <text:span text:style-name="T3">Resize/Move</text:span> button in the lower right corner of the dialog. <text:span text:style-name="T106">Clicking the Resize/Move button will set up the resize operation as a pending operation</text:span>. </text:p>
      <text:p text:style-name="P109"><text:span text:style-name="T113">Remember: </text:span>The changes you are making within GParted are not made immediately on the actual computer. The changes are put into a queue of “pending operations” which will only be executed when you are ready to “Apply <text:span text:style-name="T107">A</text:span>ll <text:span text:style-name="T107">O</text:span>perations”.</text:p>
      <text:p text:style-name="P95"><text:span text:style-name="T106">After clicking on the </text:span><text:span text:style-name="T17">Resize/Move</text:span><text:span text:style-name="T106"> button, the</text:span> main GParted screen will now look like this <text:span text:style-name="T105">illustration below</text:span>:</text:p>
      <text:p text:style-name="P94"><draw:frame draw:style-name="fr5" draw:name="Image11" text:anchor-type="paragraph" svg:width="6.9252in" svg:height="4.7055in" draw:z-index="10"><draw:image xlink:href="../wasta-docs-images/GParted-select-partition-and-Resize-dialog-resized-apply-all-operations.png" xlink:type="simple" xlink:show="embed" xlink:actuate="onLoad"/></draw:frame><text:soft-page-break/></text:p>
      <text:p text:style-name="P96">Notice that the graphic is now displaying what the partition (/dev/sda2) will look like <text:span text:style-name="T3">after</text:span> the pending operation has been executed. <text:span text:style-name="T107">If you were to “Clear all operations” (on the Edit menu), or Quit the GParted program (from the GParted menu), no changes would be made to the computer.</text:span></text:p>
      <text:h text:style-name="P132" text:outline-level="4"><text:span text:style-name="T109">Tell GParted to</text:span> shrink the Windows partition</text:h>
      <text:p text:style-name="P98"><draw:frame draw:style-name="fr1" draw:name="Image16" text:anchor-type="paragraph" svg:x="0.0319in" svg:y="0.0209in" svg:width="0.528in" svg:height="0.5693in" draw:z-index="15"><draw:image xlink:href="../wasta-docs-images/GParted-Apply-all-operations-icon.png" xlink:type="simple" xlink:show="embed" xlink:actuate="onLoad"/></draw:frame>When you are ready to shrink the Windows partition, click on the <text:span text:style-name="T3">Apply All Operations icon</text:span> on the GParted tool bar (the icon with the green tick mark). </text:p>
      <text:p text:style-name="P101">You will be asked to confirm the operation:</text:p>
      <text:p text:style-name="P97"><draw:frame draw:style-name="fr3" draw:name="Image12" text:anchor-type="paragraph" svg:width="5.8646in" svg:height="1.698in" draw:z-index="11"><draw:image xlink:href="../wasta-docs-images/GParted-select-partition-and-Resize-dialog-resized-confirm-apply-all.png" xlink:type="simple" xlink:show="embed" xlink:actuate="onLoad"/></draw:frame></text:p>
      <text:p text:style-name="P101">Click on the <text:span text:style-name="T3">Apply</text:span> button to execute the partition resize operation. <text:span text:style-name="T171">Be patient. </text:span>The process can take a <text:soft-page-break/>long time <text:span text:style-name="T110">especially </text:span>if GParted needs to move data down out of the area of the partition that is being shrunk.</text:p>
      <text:p text:style-name="P101"><text:s/><text:span text:style-name="T108">GParted will show a progress bar as the operation proceeds:</text:span></text:p>
      <text:p text:style-name="P100"><draw:frame draw:style-name="fr4" draw:name="Image14" text:anchor-type="paragraph" svg:width="6.7236in" svg:height="2.7752in" draw:z-index="13"><draw:image xlink:href="../wasta-docs-images/GParted-select-partition-and-Resize-dialog-resized-applying-pending-progress.png" xlink:type="simple" xlink:show="embed" xlink:actuate="onLoad"/></draw:frame></text:p>
      <text:p text:style-name="P100">When the process completes <text:span text:style-name="T108">it</text:span> will show <text:span text:style-name="T108">a dialog announcing “All operations successfully completed” as shown in the illustration below:</text:span></text:p>
      <text:p text:style-name="P99"><draw:frame draw:style-name="fr3" draw:name="Image13" text:anchor-type="paragraph" svg:width="6.4457in" svg:height="4.3717in" draw:z-index="12"><draw:image xlink:href="../wasta-docs-images/GParted-select-partition-and-Resize-dialog-resized-completed.png" xlink:type="simple" xlink:show="embed" xlink:actuate="onLoad"/></draw:frame></text:p>
      <text:p text:style-name="P102"><text:soft-page-break/>Click the <text:span text:style-name="T3">Close</text:span> button. <text:span text:style-name="T109">The GParted screen will then show the current state of computer’s Main Windows partition as shown in the illustration below:</text:span></text:p>
      <text:p text:style-name="P104"><draw:frame draw:style-name="fr3" draw:name="Image15" text:anchor-type="paragraph" svg:width="6.3602in" svg:height="4.3272in" draw:z-index="14"><draw:image xlink:href="../wasta-docs-images/GParted-select-partition-and-Resize-dialog-resized-completed-new-unallocated-space-selected.png" xlink:type="simple" xlink:show="embed" xlink:actuate="onLoad"/></draw:frame></text:p>
      <text:p text:style-name="P105">The “unallocated” space shown in the illustration above (168.64 GiB) is where we will have the Wasta installer create our Linux partitions <text:span text:style-name="T110">as described below. Your unallocated space will be different. </text:span></text:p>
      <text:p text:style-name="P108">Select <text:span text:style-name="T3">Quit</text:span> from the GParted menu to close the GParted program window. <text:span text:style-name="T110">We will not create the Linux partitions at this at this time, but will do so below during the installation of the Wasta system.</text:span></text:p>
      <text:p text:style-name="P106">Our next step will be to start up the Wasta installer while we are still booted from the “Live” Wasta Linux memory stick. In the remaining steps we will <text:span text:style-name="T114">do the actual installation of the Wasta system on the computer.</text:span></text:p>
      <text:h text:style-name="P126" text:outline-level="3">Step 5. Start the installer using the desktop icon</text:h>
      <text:h text:style-name="P133" text:outline-level="4">Are you read<text:span text:style-name="T115">y</text:span> to install Wasta Linux?</text:h>
      <text:p text:style-name="P21">The remainder of this document describes how to install Wasta Linux <text:span text:style-name="T114">on the newly created “unallocated” space </text:span>on your computer. </text:p>
      <text:p text:style-name="P21"/>
      <text:p text:style-name="P22"><text:span text:style-name="T18">Note that Steps </text:span><text:span text:style-name="T21">5</text:span><text:span text:style-name="T18"> through </text:span><text:span text:style-name="T21">8</text:span><text:span text:style-name="T18"> below are </text:span><text:span text:style-name="T19">non-destructive installation steps.</text:span><text:span text:style-name="T52"> You can feel free to proceed down through the first part of step 9 below. No new changes will be made on your computer if you opt to </text:span><text:span text:style-name="T20">Quit</text:span><text:span text:style-name="T116"> before you get to the last part of step 9 below (clicking on the </text:span><text:span text:style-name="T18">Install Now</text:span><text:span text:style-name="T117"> button). </text:span></text:p>
      <text:h text:style-name="P127" text:outline-level="3"><text:soft-page-break/></text:h>
      <text:p text:style-name="P19"/>
      <text:p text:style-name="P19"/>
      <text:p text:style-name="P19">At this point you should still see the desktop of the “Live” Wasta Linux session <text:span text:style-name="T112">on your computer screen</text:span>:</text:p>
      <text:p text:style-name="P19"/>
      <text:p text:style-name="P8"><draw:frame draw:style-name="fr5" draw:name="Image17" text:anchor-type="paragraph" svg:width="6.9252in" svg:height="4.778in" draw:z-index="35"><draw:image xlink:href="../wasta-docs-images/Wasta-16.04.1.1-live-boot-desktop-install-icon-highlighted.png" xlink:type="simple" xlink:show="embed" xlink:actuate="onLoad"/></draw:frame></text:p>
      <text:p text:style-name="P20"><text:span text:style-name="T3">Double click the “Install Wasta Linux 16.04” icon on the live session desktop as shown above</text:span>.</text:p>
      <text:p text:style-name="P9"/>
      <text:p text:style-name="P3"><text:span text:style-name="T117">W</text:span>ait for <text:span text:style-name="T47">first </text:span>install <text:span text:style-name="T47">wizard w</text:span>indow<text:span text:style-name="T47"> to appear. It will be for selecting the </text:span><text:span text:style-name="T22">language</text:span><text:span text:style-name="T47"> for the installation and looks as follows:</text:span></text:p>
      <text:p text:style-name="P11"/>
      <text:p text:style-name="P11"><draw:frame draw:style-name="fr3" draw:name="Image18" text:anchor-type="paragraph" svg:width="5.3327in" svg:height="3.4307in" draw:z-index="16"><draw:image xlink:href="../wasta-docs-images/Install-Welcome.png" xlink:type="simple" xlink:show="embed" xlink:actuate="onLoad"/></draw:frame><text:soft-page-break/></text:p>
      <text:p text:style-name="P11"/>
      <text:p text:style-name="P3">English<text:span text:style-name="T48"> is usually the default selection. Click </text:span><text:span text:style-name="T23">Continue</text:span><text:span text:style-name="T48">. The next screen appears.</text:span></text:p>
      <text:h text:style-name="P128" text:outline-level="3">Step <text:span text:style-name="T122">6</text:span>. Connect to <text:span text:style-name="T118">a </text:span>wi-fi network</text:h>
      <text:p text:style-name="P3"><text:span text:style-name="T62">If your computer has an active wireless connection –</text:span><text:span text:style-name="T61"> but not yet connected -</text:span><text:span text:style-name="T62"> the installer may ask you if you want to connect the computer to the wi-fi network:</text:span></text:p>
      <text:p text:style-name="P3"><draw:frame draw:style-name="fr6" draw:name="Image19" text:anchor-type="paragraph" svg:x="0.6083in" svg:y="0.1709in" svg:width="5.3862in" svg:height="2.9984in" draw:z-index="17"><draw:image xlink:href="../wasta-docs-images/Install-connect-to-wireless.png" xlink:type="simple" xlink:show="embed" xlink:actuate="onLoad"/></draw:frame></text:p>
      <text:p text:style-name="P3"><text:span text:style-name="T60">If you wish to you can select the </text:span><text:span text:style-name="T24">Connect to this network</text:span><text:span text:style-name="T60"> button, select the name of your network in the list, and enter your network’s security password/</text:span><text:span text:style-name="T76">key</text:span><text:span text:style-name="T60"> in the Password box. But, a connection to your wireless network is </text:span><text:span text:style-name="T61">optional, and being connected to the Internet is not required</text:span><text:span text:style-name="T62"> </text:span><text:span text:style-name="T60">during the</text:span><text:span text:style-name="T63"> installatio</text:span><text:span text:style-name="T60">n. </text:span><text:span text:style-name="T61">S</text:span><text:span text:style-name="T63">o, you can </text:span><text:span text:style-name="T60">also </text:span><text:span text:style-name="T63">leave it set to the default “I don’t want to connect to a wi-fi network right now” </text:span><text:span text:style-name="T64">- </text:span><text:soft-page-break/><text:span text:style-name="T64">especially if you have slow or expensive Internet</text:span><text:span text:style-name="T63">. </text:span><text:span text:style-name="T65">You can connect after installation </text:span><text:span text:style-name="T64">(or use a full wasta-offline mirror to update your software). If you wish to connect now you can do so </text:span><text:span text:style-name="T65">as you did in Step 3 above when you played around with the Live system. </text:span><text:span text:style-name="T60">In either case, </text:span><text:span text:style-name="T64">then </text:span><text:span text:style-name="T60">c</text:span><text:span text:style-name="T63">lick </text:span><text:span text:style-name="T25">Continue</text:span><text:span text:style-name="T63">.</text:span></text:p>
      <text:h text:style-name="P128" text:outline-level="3">Step <text:span text:style-name="T122">7</text:span>. Updates and third-party software</text:h>
      <text:p text:style-name="P3"><text:span text:style-name="T119">Next a </text:span><text:span text:style-name="T26">Preparing to install Wasta Linux</text:span><text:span text:style-name="T119"> screen appears offering to download updates and third-party software while installing:</text:span></text:p>
      <text:p text:style-name="P3"/>
      <text:p text:style-name="P3"><draw:frame draw:style-name="fr5" draw:name="Image20" text:anchor-type="paragraph" svg:width="6.9252in" svg:height="4.2181in" draw:z-index="18"><draw:image xlink:href="../wasta-docs-images/Install-Preparing-to-install.png" xlink:type="simple" xlink:show="embed" xlink:actuate="onLoad"/></draw:frame></text:p>
      <text:p text:style-name="P23">We will not install these <text:span text:style-name="T120">updates and third-party software </text:span>during the initial installation. <text:span text:style-name="T121">You can do updates after installation</text:span>, so just click <text:span text:style-name="T3">Continue</text:span>.</text:p>
      <text:h text:style-name="P129" text:outline-level="3">Step <text:span text:style-name="T122">8</text:span>. Installation type</text:h>
      <text:p text:style-name="P18">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p>
      <text:p text:style-name="P10"/>
      <text:p text:style-name="P24">If you are installing Wasta Linux:</text:p>
      <text:list xml:id="list1248667163" text:style-name="L3">
        <text:list-item>
          <text:p text:style-name="P116">to replace Windows XP, <text:span text:style-name="T123">proceed with the </text:span><text:a xlink:type="simple" xlink:href="#Windows XP" text:style-name="Internet_20_link" text:visited-style-name="Visited_20_Internet_20_Link"><text:span text:style-name="T123">Windows XP section below</text:span></text:a></text:p>
        </text:list-item>
        <text:list-item>
          <text:p text:style-name="P124"><text:span text:style-name="T123">to replace Windows 7, 8 or 8.1, skip to the </text:span><text:a xlink:type="simple" xlink:href="#Windows 7 - 8" text:style-name="Internet_20_link" text:visited-style-name="Visited_20_Internet_20_Link"><text:span text:style-name="T123">Windows 7, 8, or 8.1 section</text:span></text:a></text:p>
        </text:list-item>
        <text:list-item>
          <text:p text:style-name="P122">to replace Window 10, skip to <text:span text:style-name="T120">the</text:span> <text:a xlink:type="simple" xlink:href="#Windows 10" text:style-name="Internet_20_link" text:visited-style-name="Visited_20_Internet_20_Link">Windows 10 section</text:a></text:p>
        </text:list-item>
      </text:list>
      <text:p text:style-name="P25">The <text:span text:style-name="T3">Installatio</text:span><text:span text:style-name="T27">n type</text:span> dialog will look similar to <text:span text:style-name="T124">one of the dialogs shown below – depending on the version of Windows you are replacing</text:span>:</text:p>
      <text:h text:style-name="P134" text:outline-level="4"><text:bookmark-start text:name="Windows XP"/><text:soft-page-break/>Windows XP<text:bookmark-end text:name="Windows XP"/></text:h>
      <text:p text:style-name="P6"><draw:frame draw:style-name="fr5" draw:name="Image21" text:anchor-type="paragraph" svg:width="6.9252in" svg:height="3.8709in" draw:z-index="19"><draw:image xlink:href="../wasta-docs-images/Installation-type-WinXP-initial-default.png" xlink:type="simple" xlink:show="embed" xlink:actuate="onLoad"/></draw:frame></text:p>
      <text:p text:style-name="P26">The first option is often pre-selected, but you should choose <text:span text:style-name="T3">Something else</text:span> instead. Click <text:span text:style-name="T3">Continue.</text:span></text:p>
      <text:h text:style-name="P134" text:outline-level="4"><text:bookmark-start text:name="Windows 7 - 8"/>Windows 7, 8, 8.1<text:bookmark-end text:name="Windows 7 - 8"/></text:h>
      <text:p text:style-name="P6"><draw:frame draw:style-name="fr2" draw:name="Image22" text:anchor-type="paragraph" svg:width="6.9252in" svg:height="3.8772in" draw:z-index="20"><draw:image xlink:href="../wasta-docs-images/Installation-type-Win7-initial-default.png" xlink:type="simple" xlink:show="embed" xlink:actuate="onLoad"/></draw:frame></text:p>
      <text:p text:style-name="P6"><text:soft-page-break/></text:p>
      <text:p text:style-name="P26">The first option is often pre-selected, but you should choose <text:span text:style-name="T3">Something else</text:span> instead. Click <text:span text:style-name="T3">Continue.</text:span></text:p>
      <text:h text:style-name="P134" text:outline-level="4"><text:bookmark-start text:name="Windows 10"/>Windows 10<text:bookmark-end text:name="Windows 10"/></text:h>
      <text:p text:style-name="P6"><draw:frame draw:style-name="fr2" draw:name="Image23" text:anchor-type="paragraph" svg:width="6.9252in" svg:height="3.8563in" draw:z-index="36"><draw:image xlink:href="../wasta-docs-images/Installation-type-Win10initial-default.png" xlink:type="simple" xlink:show="embed" xlink:actuate="onLoad"/></draw:frame></text:p>
      <text:p text:style-name="P26"><text:span text:style-name="T122">T</text:span>he first option is often pre-selected, but you should choose <text:span text:style-name="T3">Something else</text:span> instead. Click <text:span text:style-name="T3">Continue.</text:span></text:p>
      <text:h text:style-name="P135" text:outline-level="4">Why <text:span text:style-name="T125">we </text:span>choose Something else?</text:h>
      <text:p text:style-name="P27">It is possible to install Wasta Linux using one of the other Installation type options, but this documentation suggests choosing <text:span text:style-name="T3">Something else</text:span><text:span text:style-name="T54"> for the </text:span><text:span text:style-name="T66">following</text:span><text:span text:style-name="T54"> reasons:</text:span></text:p>
      <text:list xml:id="list2195352513" text:style-name="L4">
        <text:list-item>
          <text:p text:style-name="P117"><text:span text:style-name="T54">The </text:span><text:span text:style-name="T3">Something else</text:span><text:span text:style-name="T54"> option allows us to have your /home directory on a separate partition. Having /home on a separate partition makes it easy to upgrade to a newer version of Wasta (or other kind of Linux) in the future without touching any of your documents, data or settings.</text:span></text:p>
        </text:list-item>
        <text:list-item>
          <text:p text:style-name="P117"><text:span text:style-name="T54">The </text:span><text:span text:style-name="T3">Something else</text:span><text:span text:style-name="T54"> option </text:span><text:span text:style-name="T66">allows us to choose the size and arrangement of the partitions that will be created on the computer’s hard drive.</text:span></text:p>
        </text:list-item>
        <text:list-item>
          <text:p text:style-name="P118">Different versions of Windows come with different numbers and kinds of partitions. By selecting <text:span text:style-name="T3">Something els</text:span>e, we can ensure that we <text:span text:style-name="T130">can fit the Linux partitions within the unallocated space (we created earlier), so that</text:span> the <text:span text:style-name="T130">Linux and Windows </text:span>partitions <text:span text:style-name="T130">can co-exist and the computer can be booted to either Wasta or Windows at startup</text:span>.</text:p>
        </text:list-item>
        <text:list-item>
          <text:p text:style-name="P119"><text:span text:style-name="T126">While the first couple options in the above dialog may vary depending on how your Windows computer is set up, the last option for any installation will always be </text:span><text:span text:style-name="T28">Something else</text:span><text:span text:style-name="T126">. </text:span>The Something else option <text:span text:style-name="T126">therefore </text:span>allows us to standardize this document, and reduce the number of possible variations and gotchas that might happen if we tried to describe one of the other options. </text:p>
        </text:list-item>
        <text:list-item>
          <text:p text:style-name="P119">We are not planning to encrypt the new Wasta installation, nor use the Logical Volume Management (LVM) system. The use of these technologies is not necessary in most environments. They are more complicated to set up at installation time and so are beyond the <text:soft-page-break/>scope of this document.</text:p>
        </text:list-item>
      </text:list>
      <text:p text:style-name="P28"/>
      <text:p text:style-name="P10"><text:span text:style-name="T78">The </text:span><text:span text:style-name="T12">Installation type</text:span><text:span text:style-name="T78"> dialogs shown above may differ a little from what you see on your particular Windows computer, but the last option "</text:span><text:span text:style-name="T12">Something else</text:span><text:span text:style-name="T78">" should always be available and is the one you should <text:s/>selected to follow this document. After selecting </text:span><text:span text:style-name="T12">Something else</text:span><text:span text:style-name="T78">,</text:span> <text:span text:style-name="T49">click </text:span><text:span text:style-name="T11">C</text:span><text:span text:style-name="T3">ontinue.</text:span></text:p>
      <text:h text:style-name="P129" text:outline-level="3">Step <text:span text:style-name="T122">9</text:span>. <text:span text:style-name="T122">C</text:span>reating <text:span text:style-name="T122">the</text:span> Linux partitions</text:h>
      <text:p text:style-name="P50">This is the longest and most involved step in th<text:span text:style-name="T127">is</text:span> installation documentation. </text:p>
      <text:p text:style-name="P41"/>
      <text:p text:style-name="P42"><text:span text:style-name="T128">The installation program uses a partitioning program </text:span><text:span text:style-name="T67">to show you </text:span><text:span text:style-name="T50">a graphical display of the existing partitions that are on the computer's hard drive. The Wasta installer calls on the services of the GParted program, so the display will look quite similar to what you saw while using GParted earlier to remove the Windows partitions. The graphics within the installer will look a little different, but you should recognize the general partitioning layout and the information it displays:</text:span></text:p>
      <text:p text:style-name="P42"/>
      <text:p text:style-name="P42"><draw:frame draw:style-name="fr3" draw:name="Image24" text:anchor-type="paragraph" svg:width="6.5256in" svg:height="4.1866in" draw:z-index="21"><draw:image xlink:href="../wasta-docs-images/GParted-Live-Install-initial-dialog.png" xlink:type="simple" xlink:show="embed" xlink:actuate="onLoad"/></draw:frame></text:p>
      <text:p text:style-name="P49">The appearance and the number of partitions displayed in the dialog will depend on what partitions currently exist on the computer. You will want to study the graph showing on your screen, and the information displayed on it carefully. </text:p>
      <text:p text:style-name="P41"/>
      <text:p text:style-name="P55"><text:span text:style-name="T129">The point of no return is the </text:span><text:span text:style-name="T29">Install Now</text:span><text:span text:style-name="T50"> button at the bottom right of this installation page. </text:span><text:span text:style-name="T29">Do not click on that button until the end of Step 8</text:span><text:span text:style-name="T50">. Our actions in creating Linux partitions are only </text:span><text:span text:style-name="T29">simulated</text:span><text:span text:style-name="T50"> until we get them just the way we want them. We can adjust them over and over again without making actual changes to your computer. At any time you can call it quits by clicking on the </text:span><text:span text:style-name="T29">Quit</text:span><text:span text:style-name="T50"> button – and no new changes will be made to your computer. </text:span><text:span text:style-name="T29">Again, don’t click on the Install </text:span><text:soft-page-break/><text:span text:style-name="T29">Now button until you are ready for the changes to be made on your computer.</text:span></text:p>
      <text:h text:style-name="P136" text:outline-level="4">Add the Linux partitions</text:h>
      <text:p text:style-name="P51">We want to now start adding the Linux partitions <text:span text:style-name="T133">to the unallocated space</text:span>. We will add <text:span text:style-name="T3">three</text:span> partitions, <text:span text:style-name="T3">one at a time</text:span>:</text:p>
      <text:list xml:id="list2419417336" text:style-name="L5">
        <text:list-item>
          <text:p text:style-name="P120">A Linux root (/) partition with a size of 15GB (15000MB)</text:p>
        </text:list-item>
        <text:list-item>
          <text:p text:style-name="P120">A Linux swap partition with a size of 4GB (4000MB)</text:p>
        </text:list-item>
        <text:list-item>
          <text:p text:style-name="P120">A Home partition (/home) with the remainder of the free space</text:p>
        </text:list-item>
      </text:list>
      <text:h text:style-name="P141" text:outline-level="5">Add the Linux root / partition</text:h>
      <text:p text:style-name="P52"><text:span text:style-name="T131">The </text:span><text:span text:style-name="T30">first partition</text:span><text:span text:style-name="T131"> we want to add is the Linux </text:span><text:span text:style-name="T30">root (/) partition</text:span><text:span text:style-name="T131"> with a size of 15GB or 15000MB.</text:span></text:p>
      <text:p text:style-name="P52"/>
      <text:p text:style-name="P52"><text:span text:style-name="T131">Start by selecting</text:span> the <text:span text:style-name="T3">free space</text:span> line in the dialog, <text:span text:style-name="T132">and click the </text:span><text:span text:style-name="T31">plus</text:span><text:span text:style-name="T132"> button to add a new partition as shown in the illustration below</text:span>:</text:p>
      <text:p text:style-name="P51"/>
      <text:p text:style-name="P56"><draw:frame draw:style-name="fr5" draw:name="Image26" text:anchor-type="paragraph" svg:width="6.9252in" svg:height="4.45in" draw:z-index="22"><draw:image xlink:href="../wasta-docs-images/GParted-Live-Install-free-space-selected.png" xlink:type="simple" xlink:show="embed" xlink:actuate="onLoad"/></draw:frame></text:p>
      <text:p text:style-name="P40"><text:span text:style-name="T134">N</text:span>ote: <text:span text:style-name="T134">If, the partitioner won’t allow you to add a new partition, and instead it shows the unused part of the hard drive as “</text:span><text:span text:style-name="T32">unusable,</text:span><text:span text:style-name="T134">” <text:s/>as shown in the following example:</text:span></text:p>
      <text:p text:style-name="P40"/>
      <text:p text:style-name="P40"><draw:frame draw:style-name="fr3" draw:name="Image25" text:anchor-type="paragraph" svg:width="5.3563in" svg:height="1.7035in" draw:z-index="46"><draw:image xlink:href="../wasta-docs-images/GParted-Live-Install-unusable-space-with-4-primary-partitions.png" xlink:type="simple" xlink:show="embed" xlink:actuate="onLoad"/></draw:frame><text:soft-page-break/></text:p>
      <text:p text:style-name="P40"><text:span text:style-name="T134">then </text:span>there may already <text:span text:style-name="T166">be the maximum of primary partitions permitted on the hard drive. If that is the case on your computer you may need to remove one of the non-critical Windows partitions in order to be able to create a new “</text:span><text:span text:style-name="T32">extended</text:span><text:span text:style-name="T134">” partition to hold the Linux partitions. For instructions on how to do that, see the section “</text:span><text:a xlink:type="simple" xlink:href="#When_the_partitioner_cannot_create_partitions" text:style-name="Internet_20_link" text:visited-style-name="Visited_20_Internet_20_Link"><text:span text:style-name="T134">When the partitioner cannot create partitions – the drive has unusable space on it</text:span></text:a><text:span text:style-name="T134">”, then return here.</text:span></text:p>
      <text:h text:style-name="Heading_20_4" text:outline-level="4"><text:span text:style-name="T136">Setting the data for</text:span> the Linux root / partition</text:h>
      <text:p text:style-name="P29">After pressing the plus button, the partitioner puts up <text:span text:style-name="T153">a “Create partition”</text:span> dialog to get the information it needs for the new partition. <text:span text:style-name="T136">Make the settings as shown below</text:span>:</text:p>
      <text:p text:style-name="P29"/>
      <text:p text:style-name="P6"><draw:frame draw:style-name="fr3" draw:name="Image27" text:anchor-type="paragraph" svg:width="3.8717in" svg:height="4.2929in" draw:z-index="23"><draw:image xlink:href="../wasta-docs-images/GParted-Live-Install-root-partition-size.png" xlink:type="simple" xlink:show="embed" xlink:actuate="onLoad"/></draw:frame></text:p>
      <text:p text:style-name="P33"/>
      <text:p text:style-name="P33">Double check to ensure that the <text:span text:style-name="T141">following 5</text:span> settings are set:</text:p>
      <text:p text:style-name="P32">1. Type <text:span text:style-name="T3">15000</text:span> for the <text:span text:style-name="T3">Size</text:span> of the root partition <text:span text:style-name="T153">(it is in Megabytes (MB) = 15 GB)</text:span>.</text:p>
      <text:p text:style-name="P32">2. Ensure that the <text:span text:style-name="T3">Logical</text:span> button is selected for the <text:span text:style-name="T3">Type of the new partition</text:span>.</text:p>
      <text:p text:style-name="P32"><text:soft-page-break/>3. Ensure that the <text:span text:style-name="T3">Ext4 journaling file system</text:span> is selected for <text:span text:style-name="T3">Use as</text:span> from the drop down list.</text:p>
      <text:p text:style-name="P38">4. Ensure that the <text:span text:style-name="T3">Beginning of this space</text:span> is selected for <text:span text:style-name="T3">Location for the new partition</text:span>. </text:p>
      <text:p text:style-name="P32"><text:span text:style-name="T141">5</text:span>. Select <text:span text:style-name="T3">Mount point</text:span> of <text:s/><text:span text:style-name="T3">/ </text:span><text:s/>from the drop down list (the top item of the list)</text:p>
      <text:p text:style-name="P6"/>
      <text:p text:style-name="P35">The dialog should now look like this:</text:p>
      <text:p text:style-name="P33"/>
      <text:p text:style-name="P33"><draw:frame draw:style-name="fr4" draw:name="Image28" text:anchor-type="paragraph" svg:width="3.7618in" svg:height="2.2043in" draw:z-index="24"><draw:image xlink:href="../wasta-docs-images/GParted-Live-Install-root-partition-all-settings-summary.png" xlink:type="simple" xlink:show="embed" xlink:actuate="onLoad"/></draw:frame></text:p>
      <text:p text:style-name="P35">Click the <text:span text:style-name="T3">OK</text:span> button <text:span text:style-name="T138">to close the Create partition dialog</text:span>. <text:span text:style-name="T138">The partitioner now shows the new Linux root partition planned for installation:</text:span></text:p>
      <text:p text:style-name="P35"/>
      <text:p text:style-name="P35"><draw:frame draw:style-name="fr3" draw:name="Image29" text:anchor-type="paragraph" svg:width="6.3445in" svg:height="4.0807in" draw:z-index="25"><draw:image xlink:href="../wasta-docs-images/GParted-Live-Install-root-partition-planned.png" xlink:type="simple" xlink:show="embed" xlink:actuate="onLoad"/></draw:frame></text:p>
      <text:p text:style-name="P39">Note that the partitioner named the new Linux root partition <text:span text:style-name="T3">sda5</text:span> instead of <text:span text:style-name="T3">sda3</text:span> or <text:span text:style-name="T3">sda4 </text:span><text:span text:style-name="T152">that you might have expected.</text:span> What happened to sda3 and sda4? This seemingly odd partition naming is the result of creating our first Linux partition as a “Logical” partition. The system reserves some of the <text:soft-page-break/>device names as “logical containers” for the new logical partitions.</text:p>
      <text:h text:style-name="P142" text:outline-level="5">Add the Linux <text:span text:style-name="T139">swap</text:span> partition</text:h>
      <text:p text:style-name="P53"><text:span text:style-name="T131">The second</text:span><text:span text:style-name="T30"> partition</text:span><text:span text:style-name="T131"> we want to add is the Linux </text:span><text:span text:style-name="T30">swap</text:span><text:span text:style-name="T131"> </text:span><text:span text:style-name="T30">partition</text:span><text:span text:style-name="T131"> with a size of 4GB or 4000MB. Note: This swap size assumes your computer has 4 GB of RAM memory. If your computer has more than 4 GB then increase the swap size accordingly. For example, if you computer has 6 GB of RAM memory, make the swap partition size 6000. If it has 8 GB of RAM memory, make the partition size 8000.</text:span></text:p>
      <text:p text:style-name="P53"/>
      <text:p text:style-name="P53"><text:span text:style-name="T131">Start by selecting</text:span> the <text:span text:style-name="T3">free space</text:span> line in the dialog, <text:span text:style-name="T132">and click the </text:span><text:span text:style-name="T31">plus</text:span><text:span text:style-name="T132"> button to add a new partition as shown in the illustration below</text:span>:</text:p>
      <text:p text:style-name="P6"/>
      <text:p text:style-name="P6"><draw:frame draw:style-name="fr5" draw:name="Image30" text:anchor-type="paragraph" svg:width="6.9252in" svg:height="4.4543in" draw:z-index="26"><draw:image xlink:href="../wasta-docs-images/GParted-Live-Install-free-space-selected-before-swap.png" xlink:type="simple" xlink:show="embed" xlink:actuate="onLoad"/></draw:frame></text:p>
      <text:h text:style-name="P137" text:outline-level="4"><text:span text:style-name="T136">Setting the data for</text:span> the Linux <text:span text:style-name="T140">swap</text:span> partition</text:h>
      <text:p text:style-name="P30">After pressing the plus button, the partitioner puts up th<text:span text:style-name="T135">e “Create partition”</text:span> dialog to get the information it needs for the new partition. <text:span text:style-name="T136">Make the settings as shown below</text:span>:</text:p>
      <text:p text:style-name="P6"/>
      <text:p text:style-name="P6"><draw:frame draw:style-name="fr3" draw:name="Image31" text:anchor-type="paragraph" svg:width="4.15in" svg:height="4.5189in" draw:z-index="27"><draw:image xlink:href="../wasta-docs-images/GParted-Live-Install-swap-partition-size.png" xlink:type="simple" xlink:show="embed" xlink:actuate="onLoad"/></draw:frame><text:soft-page-break/></text:p>
      <text:p text:style-name="P34">Double check to ensure that the <text:span text:style-name="T141">following 4</text:span> settings are set:</text:p>
      <text:p text:style-name="P34">1. Type <text:span text:style-name="T33">4000</text:span> for the <text:span text:style-name="T3">Size</text:span> of the root partition <text:span text:style-name="T137">in Megabytes (MB) = 4 GB</text:span>.</text:p>
      <text:p text:style-name="P34">2. Ensure that the <text:span text:style-name="T3">Logical</text:span> button is selected for the <text:span text:style-name="T3">Type of the new partition</text:span>.</text:p>
      <text:p text:style-name="P34">3. Ensure that the <text:span text:style-name="T3">Ext4 journaling file system</text:span> is selected for <text:span text:style-name="T3">Use as</text:span> from the drop down list.</text:p>
      <text:p text:style-name="P34">4. Select <text:span text:style-name="T33">swap area</text:span> from the drop down list <text:span text:style-name="T141">next to the </text:span><text:span text:style-name="T33">Use as</text:span><text:span text:style-name="T141"> setting.</text:span></text:p>
      <text:p text:style-name="P38">Note: There is no Mount point setting for a swap partition.</text:p>
      <text:p text:style-name="P7"/>
      <text:p text:style-name="P37">The dialog should now look like this:</text:p>
      <text:p text:style-name="P34"/>
      <text:p text:style-name="P6"><draw:frame draw:style-name="fr3" draw:name="Image32" text:anchor-type="paragraph" svg:width="4.6362in" svg:height="2.3744in" draw:z-index="28"><draw:image xlink:href="../wasta-docs-images/GParted-Live-Install-swap-partition-all-settings-summary.png" xlink:type="simple" xlink:show="embed" xlink:actuate="onLoad"/></draw:frame></text:p>
      <text:p text:style-name="P36"><text:soft-page-break/>Click the <text:span text:style-name="T3">OK</text:span> button <text:span text:style-name="T138">to close the Create partition dialog</text:span>. <text:span text:style-name="T138">The partitioner now shows the new Linux root and swap partitions planned for installation:</text:span></text:p>
      <text:p text:style-name="P6"/>
      <text:p text:style-name="P6"><draw:frame draw:style-name="fr5" draw:name="Image33" text:anchor-type="paragraph" svg:width="6.9252in" svg:height="4.4472in" draw:z-index="29"><draw:image xlink:href="../wasta-docs-images/GParted-Live-Install-swap-partition-planned.png" xlink:type="simple" xlink:show="embed" xlink:actuate="onLoad"/></draw:frame></text:p>
      <text:h text:style-name="P143" text:outline-level="5">Add the Linux /<text:span text:style-name="T142">home</text:span> partition</text:h>
      <text:p text:style-name="P54"><text:span text:style-name="T69">The </text:span><text:span text:style-name="T35">third and final</text:span><text:span text:style-name="T30"> partition</text:span><text:span text:style-name="T69"> we want to add is the Linux </text:span><text:span text:style-name="T30">/</text:span><text:span text:style-name="T35">home</text:span><text:span text:style-name="T30"> partition</text:span><text:span text:style-name="T69">. </text:span><text:span text:style-name="T68">The /home partition is where all your user generated files will be stored including your Documents, Music, Pictures, Videos, Downloads, Desktop files, and all of your user settings including settings for the applications you will be using. </text:span><text:span text:style-name="T35">For </text:span><text:span text:style-name="T36">our /home partition we want to </text:span><text:span text:style-name="T35">use up the remaining </text:span><text:span text:style-name="T30">free space</text:span><text:span text:style-name="T69">. </text:span></text:p>
      <text:p text:style-name="P46"/>
      <text:p text:style-name="P54"><text:span text:style-name="T68">As you have learned from the above procedures, first we s</text:span><text:span text:style-name="T69">elect </text:span><text:span text:style-name="T70">the </text:span><text:span text:style-name="T34">free space</text:span><text:span text:style-name="T70"> line in the dialog, </text:span><text:span text:style-name="T71">and click the </text:span><text:span text:style-name="T31">plus</text:span><text:span text:style-name="T71"> button to add a new partition as shown in the illustration below</text:span><text:span text:style-name="T70">:</text:span></text:p>
      <text:p text:style-name="P6"/>
      <text:p text:style-name="P6"/>
      <text:p text:style-name="P6"/>
      <text:p text:style-name="P6"/>
      <text:p text:style-name="P6"><draw:frame draw:style-name="fr3" draw:name="Image34" text:anchor-type="paragraph" svg:width="5.4811in" svg:height="3.5201in" draw:z-index="30"><draw:image xlink:href="../wasta-docs-images/GParted-Live-Install-free-space-selected-before-home.png" xlink:type="simple" xlink:show="embed" xlink:actuate="onLoad"/></draw:frame><text:soft-page-break/></text:p>
      <text:h text:style-name="P138" text:outline-level="4"><text:span text:style-name="T136">Setting the data for</text:span> the Linux /<text:span text:style-name="T143">home</text:span> partition</text:h>
      <text:p text:style-name="P31">After pressing the plus button, the partitioner puts up th<text:span text:style-name="T135">e “Create partition”</text:span> dialog to get the information it needs for the new partition. <text:span text:style-name="T136">Make the settings as shown below</text:span>:</text:p>
      <text:p text:style-name="P6"/>
      <text:p text:style-name="P6"><draw:frame draw:style-name="fr3" draw:name="Image35" text:anchor-type="paragraph" svg:width="3.1728in" svg:height="3.4992in" draw:z-index="31"><draw:image xlink:href="../wasta-docs-images/GParted-Live-Install-home-partition-size.png" xlink:type="simple" xlink:show="embed" xlink:actuate="onLoad"/></draw:frame></text:p>
      <text:p text:style-name="P6"/>
      <text:p text:style-name="P59">Double check to ensure that the <text:span text:style-name="T141">following 4</text:span> settings are set:</text:p>
      <text:p text:style-name="P57">1. <text:span text:style-name="T144">Leave t</text:span>he Size set to: <text:span text:style-name="T38">your maximum space left</text:span></text:p>
      <text:p text:style-name="P57"><text:soft-page-break/>2. The Type of partition is set to: <text:span text:style-name="T39">Logical</text:span></text:p>
      <text:p text:style-name="P57">3. The Location is set to: <text:span text:style-name="T3">Beginning of this space</text:span></text:p>
      <text:p text:style-name="P57">4. The Use as selector is set to: <text:span text:style-name="T38">Ext4 journaling file system</text:span></text:p>
      <text:p text:style-name="P58"><text:span text:style-name="T72">5. </text:span><text:span text:style-name="T73">The </text:span><text:span text:style-name="T72">M</text:span><text:span text:style-name="T73">ount point </text:span><text:span text:style-name="T72">is set to: </text:span><text:span text:style-name="T38">/home</text:span></text:p>
      <text:p text:style-name="P45"/>
      <text:p text:style-name="P62">The dialog should now look like this:</text:p>
      <text:p text:style-name="P59"/>
      <text:p text:style-name="P59"><draw:frame draw:style-name="fr3" draw:name="Image36" text:anchor-type="paragraph" svg:width="4.2819in" svg:height="2.5091in" draw:z-index="32"><draw:image xlink:href="../wasta-docs-images/GParted-Live-Install-home-partition-all-settings-summary.png" xlink:type="simple" xlink:show="embed" xlink:actuate="onLoad"/></draw:frame></text:p>
      <text:p text:style-name="P57">Click the <text:span text:style-name="T3">OK</text:span> button. The display will update showing your new <text:span text:style-name="T37">/</text:span><text:span text:style-name="T38">home</text:span> partition:</text:p>
      <text:p text:style-name="P57"/>
      <text:p text:style-name="P6"><draw:frame draw:style-name="fr3" draw:name="Image37" text:anchor-type="paragraph" svg:width="6.102in" svg:height="3.9228in" draw:z-index="33"><draw:image xlink:href="../wasta-docs-images/GParted-Live-Install-home-partition-planned.png" xlink:type="simple" xlink:show="embed" xlink:actuate="onLoad"/></draw:frame></text:p>
      <text:p text:style-name="P6"/>
      <text:p text:style-name="P43"/>
      <text:p text:style-name="P43"><text:soft-page-break/><text:span text:style-name="T150">T</text:span>hings to note:</text:p>
      <text:p text:style-name="P61"/>
      <text:list xml:id="list3594395827" text:style-name="L6">
        <text:list-item>
          <text:p text:style-name="P123"><text:span text:style-name="T150">We had the installer partition the drive to use</text:span> all the remaining free space. </text:p>
        </text:list-item>
        <text:list-item>
          <text:p text:style-name="P123"><text:span text:style-name="T145">T</text:span>here <text:span text:style-name="T146">are check boxes </text:span>next to the root partition (/), and the /home partition, indicating that <text:span text:style-name="T146">those partitions</text:span> will be formatted during the installation process. Since this is a new installation of Linux on this computer, <text:span text:style-name="T146">all partitions will be formatted including </text:span>the /home partition. If we were re-installing Linux or upgrading to a newer version of Linux on this computer, <text:span text:style-name="T146">its</text:span> /home partition <text:span text:style-name="T145">would </text:span><text:span text:style-name="T40">NOT</text:span> be formatted <text:span text:style-name="T145">by default </text:span>– <text:span text:style-name="T146">leaving</text:span> any data on the /<text:span text:style-name="T146">home </text:span>partition <text:span text:style-name="T146">untouched</text:span>. The Linux installer <text:span text:style-name="T146">won’t automatically format</text:span> a<text:span text:style-name="T145">ny existing</text:span> Linux /home partition.</text:p>
        </text:list-item>
        <text:list-item>
          <text:p text:style-name="P123">The "Device for boot loader Installation" selector should show the computer's main hard disk (usually /dev/sda) with the hard disk's known capacity shown in parentheses.</text:p>
        </text:list-item>
      </text:list>
      <text:h text:style-name="P139" text:outline-level="4">Ready to take the plunge?</text:h>
      <text:p text:style-name="P60"><text:span text:style-name="T147">Make sure the settings and partitions are set according to the above information. </text:span><text:span text:style-name="T149">The next operation will install Linux according to the partitioning scheme we have defined for the free space that was available. </text:span><text:span text:style-name="T148">If you don’t want to continue click the Quit button.</text:span></text:p>
      <text:h text:style-name="P130" text:outline-level="3">Step <text:span text:style-name="T151">10</text:span>. If you are ready, click on the “Install Now” button</text:h>
      <text:p text:style-name="P48"><draw:frame draw:style-name="fr7" draw:name="Image38" text:anchor-type="paragraph" svg:width="6.3925in" svg:height="4.1098in" draw:z-index="37"><draw:image xlink:href="../wasta-docs-images/GParted-Live-Install-Install-Now.png" xlink:type="simple" xlink:show="embed" xlink:actuate="onLoad"/></draw:frame></text:p>
      <text:p text:style-name="P48"/>
      <text:p text:style-name="P44"><text:span text:style-name="T55">The installation will start and present you with some configuration screens while the system does the </text:span><text:soft-page-break/><text:span text:style-name="T55">partitioning, formatting and installation of the </text:span><text:span text:style-name="T74">Wasta </text:span><text:span text:style-name="T55">Linux system. </text:span><text:span text:style-name="T56">There will be a series of </text:span><text:span text:style-name="T74">setup</text:span><text:span text:style-name="T56"> screens appear during the installation process. </text:span></text:p>
      <text:p text:style-name="P60"/>
      <text:p text:style-name="P64"><text:span text:style-name="T51">The first configuration screen will be </text:span>the <text:s/>“<text:span text:style-name="T53">W</text:span>here are you<text:span text:style-name="T53">?</text:span>” screen <text:span text:style-name="T79">that looks like this:</text:span></text:p>
      <text:p text:style-name="P65"/>
      <text:p text:style-name="P66"><draw:frame draw:style-name="fr3" draw:name="Image44" text:anchor-type="paragraph" svg:width="5.6346in" svg:height="3.6201in" draw:z-index="38"><draw:image xlink:href="../wasta-docs-images/Installation-where-are-you.png" xlink:type="simple" xlink:show="embed" xlink:actuate="onLoad"/></draw:frame></text:p>
      <text:p text:style-name="P65"/>
      <text:p text:style-name="P64"><text:span text:style-name="T79">C</text:span>lick on the <text:span text:style-name="T53">general area of the world map where you are located. For Manus users, the time zone are that includes PNG</text:span> <text:span text:style-name="T79">should be highlighted, </text:span>so that <text:span text:style-name="T53">"</text:span><text:span text:style-name="T3">Port Moresby</text:span><text:span text:style-name="T53">"</text:span> shows on the time zone selected.</text:p>
      <text:p text:style-name="P64">Click “<text:span text:style-name="T6">C</text:span><text:span text:style-name="T3">ontinue</text:span>”<text:span text:style-name="T53">.</text:span></text:p>
      <text:h text:style-name="P131" text:outline-level="3">Step 10. Select keyboard layout</text:h>
      <text:p text:style-name="P64"><text:span text:style-name="T79">The next configuration screen is the k</text:span>eyboard layout<text:span text:style-name="T53"> screen which looks like this:</text:span></text:p>
      <text:p text:style-name="P65"/>
      <text:p text:style-name="P65"><draw:frame draw:style-name="fr3" draw:name="Image45" text:anchor-type="paragraph" svg:width="5.9374in" svg:height="3.661in" draw:z-index="39"><draw:image xlink:href="../wasta-docs-images/Installation-keyboard-layout.png" xlink:type="simple" xlink:show="embed" xlink:actuate="onLoad"/></draw:frame><text:soft-page-break/></text:p>
      <text:p text:style-name="P64"><text:span text:style-name="T79">C</text:span>lick “<text:span text:style-name="T6">C</text:span><text:span text:style-name="T3">ontinue</text:span>” to use<text:span text:style-name="T77"> the</text:span> “English (US)”<text:span text:style-name="T53"> keyboard as default, unless you have a different keyboard layout on your computer.</text:span></text:p>
      <text:h text:style-name="P131" text:outline-level="3">Step 11. Enter your user information</text:h>
      <text:p text:style-name="P64"><text:span text:style-name="T154">The next screen is the </text:span>“Who are you<text:span text:style-name="T53">?</text:span>”<text:span text:style-name="T53"> screen which appears as illustrated below:</text:span></text:p>
      <text:p text:style-name="P67"/>
      <text:p text:style-name="P67"><draw:frame draw:style-name="fr3" draw:name="Image46" text:anchor-type="paragraph" svg:width="6.0772in" svg:height="3.7272in" draw:z-index="40"><draw:image xlink:href="../wasta-docs-images/Installation-who-are-you.png" xlink:type="simple" xlink:show="embed" xlink:actuate="onLoad"/></draw:frame></text:p>
      <text:p text:style-name="P67"><text:soft-page-break/></text:p>
      <text:p text:style-name="P67">Fill in the requested data and password:</text:p>
      <text:list xml:id="list2557463943" text:style-name="L7">
        <text:list-item>
          <text:p text:style-name="P121">Type your name in the top box.</text:p>
        </text:list-item>
        <text:list-item>
          <text:p text:style-name="P121">The computer’s name is the name that it will have on any local network.</text:p>
        </text:list-item>
        <text:list-item>
          <text:p text:style-name="P121">The <text:span text:style-name="T3">username</text:span> you type in will be used at the name of your user folder in the Home directory. </text:p>
        </text:list-item>
        <text:list-item>
          <text:p text:style-name="P121">It is smart to use a good password –<text:span text:style-name="T155"> one that you can remember.</text:span> </text:p>
        </text:list-item>
        <text:list-item>
          <text:p text:style-name="P121">You should keep the button selected “Require my password to log in.” </text:p>
        </text:list-item>
      </text:list>
      <text:p text:style-name="P68"/>
      <text:p text:style-name="P69">Click <text:span text:style-name="T3">Continue</text:span>. The installation process does not require any additional input from you. The installer will display a little slide show that describes some of the features available in (Ubuntu) Linux. The installation progress is displayed in the bar at the bottom of the slides.</text:p>
      <text:h text:style-name="P131" text:outline-level="3">Step 12. Wait for the installation to complete</text:h>
      <text:p text:style-name="P70">When the installation is finished a dialog will appear that looks like this:</text:p>
      <text:p text:style-name="P71"/>
      <text:p text:style-name="P71"><draw:frame draw:style-name="fr2" draw:name="Image47" text:anchor-type="paragraph" svg:width="6.9252in" svg:height="0.6972in" draw:z-index="41"><draw:image xlink:href="../wasta-docs-images/Installation-has-finished.png" xlink:type="simple" xlink:show="embed" xlink:actuate="onLoad"/></draw:frame></text:p>
      <text:p text:style-name="P70">Click on the "Restart Now" button. <text:span text:style-name="T156">As the computer shuts down you will see:</text:span></text:p>
      <text:p text:style-name="P70"/>
      <text:p text:style-name="P70"><draw:frame draw:style-name="fr3" draw:name="Image48" text:anchor-type="paragraph" svg:width="5.6508in" svg:height="3.8236in" draw:z-index="42"><draw:image xlink:href="../wasta-docs-images/Install-please-remove-installation-media.png" xlink:type="simple" xlink:show="embed" xlink:actuate="onLoad"/></draw:frame></text:p>
      <text:p text:style-name="P70"/>
      <text:p text:style-name="P70"><text:span text:style-name="T156">R</text:span>emove the <text:span text:style-name="T157">memory stick</text:span> <text:span text:style-name="T156">at the prompt and press Enter to </text:span>reboot <text:span text:style-name="T158">the computer.</text:span></text:p>
      <text:h text:style-name="P131" text:outline-level="3"><text:soft-page-break/>Step 13. Restart into Wasta Linux</text:h>
      <text:p text:style-name="P70">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64"/>
      <text:p text:style-name="P64"><draw:frame draw:style-name="fr3" draw:name="Image49" text:anchor-type="paragraph" svg:width="5.5602in" svg:height="3.6181in" draw:z-index="43"><draw:image xlink:href="../wasta-docs-images/Login-screen.png" xlink:type="simple" xlink:show="embed" xlink:actuate="onLoad"/></draw:frame></text:p>
      <text:p text:style-name="P64"/>
      <text:p text:style-name="P70"><text:s/>If the prompt inside the login box asks for your Username, you can type it in, or click on it with a mouse to get the Password prompt.</text:p>
      <text:h text:style-name="P131" text:outline-level="3">Step 14. Customize your background image</text:h>
      <text:p text:style-name="P63"><text:span text:style-name="T77">Once the system has started up, and you have logged in, you can s</text:span>et <text:span text:style-name="T77">the </text:span>background<text:span text:style-name="T77"> image</text:span>: Right<text:span text:style-name="T77">-click</text:span> on <text:span text:style-name="T77">the </text:span>desktop<text:span text:style-name="T77"> and select</text:span> “<text:span text:style-name="T77">C</text:span>hange <text:span text:style-name="T77">D</text:span>esktop <text:span text:style-name="T77">B</text:span>ackground”. <text:span text:style-name="T159">The </text:span><text:span text:style-name="T43">Backgrounds</text:span><text:span text:style-name="T159"> applet will appear:</text:span></text:p>
      <text:p text:style-name="P63"/>
      <text:p text:style-name="P63"><draw:frame draw:style-name="fr5" draw:name="Image50" text:anchor-type="paragraph" svg:width="6.9252in" svg:height="5.1209in" draw:z-index="44"><draw:image xlink:href="../wasta-docs-images/Backgrounds-applet.png" xlink:type="simple" xlink:show="embed" xlink:actuate="onLoad"/></draw:frame><text:soft-page-break/></text:p>
      <text:p text:style-name="P72">You can select a stock picture from one of the Linux distributions by selecting the distribution name in the left panel. Alternatively, you can select a Background image from your Pictures folder. You can load a different folder by clicking on the little <text:span text:style-name="T44">+</text:span><text:span text:style-name="T77"> button to add a </text:span>folder of pictures <text:span text:style-name="T77">to the </text:span>selection <text:span text:style-name="T77">list. </text:span></text:p>
      <text:p text:style-name="P72"/>
      <text:p text:style-name="P70">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P131" text:outline-level="3">Step 15. Configure other post-install settings</text:h>
      <text:p text:style-name="P47">While most software and resources are immediately available for use, some programs like Paratext and Adapt It will need additional setup and configuration. </text:p>
      <text:h text:style-name="P140" text:outline-level="4">Configuring Paratext:</text:h>
      <text:p text:style-name="P47">The <text:span text:style-name="T160">Paratext</text:span> registration information will need to be entered for the specific user of the computer. <text:span text:style-name="T160">Paratext</text:span> will also need to have its projects created, and if used in collaboration with <text:span text:style-name="T160">Adapt It</text:span>, <text:span text:style-name="T160">Paratext</text:span> will need the following projects setup as a minimum for collaboration with <text:span text:style-name="T160">Adapt It</text:span>:</text:p>
      <text:p text:style-name="P47"><text:s text:c="3"/>* A <text:span text:style-name="T3">source</text:span> language <text:span text:style-name="T160">Paratext</text:span> project - containing the Scripture books imported into the <text:span text:style-name="T160">Paratext</text:span> <text:soft-page-break/>project that will be used in <text:span text:style-name="T160">Adapt It </text:span>as <text:span text:style-name="T3">source</text:span> text for adaptation work. </text:p>
      <text:p text:style-name="P47"><text:s text:c="3"/>* A <text:span text:style-name="T3">target</text:span> language <text:span text:style-name="T160">Paratext</text:span> project - containing Scripture books created as empty books (i.e., "empty" but containing chapter and verse numbers when created within <text:span text:style-name="T160">Paratext</text:span>). <text:span text:style-name="T164">This initially “empty” project will be used in </text:span><text:span text:style-name="T161">Adapt It</text:span><text:span text:style-name="T164"> as target or translation text for adaptation work, and will be transferred automatically to </text:span><text:span text:style-name="T161">Paratext</text:span><text:span text:style-name="T164"> each time the adaptation document is saved within </text:span><text:span text:style-name="T161">Adapt It</text:span><text:span text:style-name="T164">.</text:span> </text:p>
      <text:h text:style-name="P140" text:outline-level="4">Configuring Adapt It:</text:h>
      <text:p text:style-name="P63"><text:span text:style-name="T162">Adapt It</text:span><text:span text:style-name="T57"> can be configured to collaborate with </text:span><text:span text:style-name="T162">Paratext</text:span><text:span text:style-name="T57">, but the necessary </text:span><text:span text:style-name="T162">Paratext</text:span><text:span text:style-name="T57"> projects need to be created first (see above). Once the </text:span><text:span text:style-name="T162">Paratext</text:span><text:span text:style-name="T57"> projects are created for the source language and target languages, </text:span><text:span text:style-name="T58">an administrator can make the "Administrator" menu visible within </text:span><text:span text:style-name="T163">Adapt It</text:span><text:span text:style-name="T58">, and use </text:span><text:span text:style-name="T75">its </text:span><text:span text:style-name="T58">“</text:span><text:span text:style-name="T43">Setup Or Remove Collaboration</text:span><text:span text:style-name="T75">” </text:span><text:span text:style-name="T58">menu to set up one or more </text:span><text:span text:style-name="T163">Adapt It</text:span><text:span text:style-name="T58"> collaboration projects between </text:span><text:span text:style-name="T163">Adapt It</text:span><text:span text:style-name="T58"> and </text:span><text:span text:style-name="T163">Paratext</text:span><text:span text:style-name="T58">. </text:span><text:span text:style-name="T57">See the Adapt It HTML document named Help_for_Administrators.htm for more details on how to set up collaboration between </text:span><text:span text:style-name="T162">Paratext</text:span><text:span text:style-name="T57"> and </text:span><text:span text:style-name="T162">Adapt It</text:span><text:span text:style-name="T57">. <text:s/></text:span></text:p>
      <text:p text:style-name="P73"/>
      <text:h text:style-name="Heading_20_3" text:outline-level="3">Appendix</text:h>
      <text:h text:style-name="Heading_20_4" text:outline-level="4"><text:bookmark-start text:name="When_the_partitioner_cannot_create_partitions"/>When <text:span text:style-name="T172">the partitioner</text:span> cannot create partitions <text:span text:style-name="T167">because</text:span> the drive has “unusable” space on it<text:bookmark-end text:name="When_the_partitioner_cannot_create_partitions"/></text:h>
      <text:p text:style-name="P74">If the partitioning system says that <text:span text:style-name="T172">a large section of </text:span>space on your hard drive is “<text:span text:style-name="T3">unusable</text:span>” similar to what is depicted by this illustration:</text:p>
      <text:p text:style-name="P74"/>
      <text:p text:style-name="P74"><draw:frame draw:style-name="fr4" draw:name="Image39" text:anchor-type="paragraph" svg:width="6.7654in" svg:height="4.3783in" draw:z-index="45"><draw:image xlink:href="../wasta-docs-images/GParted-Live-Install-unusable-space-example.png" xlink:type="simple" xlink:show="embed" xlink:actuate="onLoad" draw:filter-name="&lt;All formats&gt;"/></draw:frame></text:p>
      <text:p text:style-name="P74">then it is likely that there are already the maximum number of “primary” partitions configured on your <text:soft-page-break/>hard drive. <text:span text:style-name="T172">The sections below will tell more about how to handle this situation, so that you can install the partitions for the Wasta Linux system on your computer.</text:span></text:p>
      <text:h text:style-name="Heading_20_4" text:outline-level="4">Partitions and partitioning – background information</text:h>
      <text:p text:style-name="P80"><text:span text:style-name="T168">In the realm of</text:span> <text:span text:style-name="T168">disk </text:span>partitioning, <text:span text:style-name="T168">there are three types of disk partitions: p</text:span>rimary, extended, and logical partitions. </text:p>
      <text:p text:style-name="P80"/>
      <text:p text:style-name="P80">A disk with a traditional partition table <text:span text:style-name="T168">(MBR) </text:span>can only have up to four partitions. Extended and logical partitions are a way to get around this limitation.</text:p>
      <text:p text:style-name="Text_20_body"><text:span text:style-name="T168">In the MBR scheme, e</text:span>ach disk can have up to four primary partitions or three primary partitions and an extended partition. If you need four partitions or less, you can just create them as primary partitions.</text:p>
      <text:p text:style-name="Text_20_body"><text:span text:style-name="T168">If</text:span> you want <text:span text:style-name="T168">to have </text:span>six partitions on a single drive, <text:span text:style-name="T168">one way to do that is to </text:span>create three primary partitions <text:span text:style-name="T168">and</text:span> an extended partition <text:span text:style-name="T173">in the last primary slot</text:span>. The extended partition effectively functions as a container that allows you to create <text:span text:style-name="T168">three more</text:span> logical partitions <text:span text:style-name="T168">within that extended partition</text:span>. So, if you needed six partitions, you <text:span text:style-name="T168">can </text:span>create three primary partitions, an extended partition, and then three logical <text:span text:style-name="T168">(extended)</text:span> partitions inside the <text:span text:style-name="T168">main </text:span>extended partition. You could also just create a single primary partition, an extended partition, and <text:span text:style-name="T168">put </text:span>five logical <text:span text:style-name="T168">(extended) </text:span>partitions <text:span text:style-name="T168">inside the main extended partition. You cannot have </text:span>more than four primary partitions at a time. <text:span text:style-name="T173">Here is an example illustration of a laptop computer that has been configured to dual boot to either Windows 10 or to Wasta Linux (illustration is from the Linux “Disks” program that is part of Wasta Linux):</text:span></text:p>
      <text:p text:style-name="P75"/>
      <text:p text:style-name="P75"/>
      <text:p text:style-name="P75">There are two partitioning schemes in common use today. <text:span text:style-name="T166">The older </text:span>scheme is the Master Boot Record or <text:span text:style-name="T166">MBR partitioning scheme. </text:span>The MBR scheme<text:span text:style-name="T166"> only allows 4 Windows </text:span><text:span text:style-name="T45">primary</text:span><text:span text:style-name="T166"> partitions on a given hard drive. Under the MBR scheme, it is possible to have three primary partitions and the fourth partition created as an </text:span><text:span text:style-name="T45">extended</text:span><text:span text:style-name="T166"> partition. The extended partition acts as a logical container for other extended partitions. This scheme allows more partitions to be created on the hard drive, but they must all be extended partitions, and they must be contained within the logical container – the fourth extended partition.</text:span></text:p>
      <text:p text:style-name="P75"/>
      <text:p text:style-name="P77">Hard drives need at least one partition in order to be able to store programs and data. The Windows operating system requires at least one primary partition to boot its system. The Linux operating system can boot itself without the requirement of having its system being stored on a primary partition.</text:p>
      <text:p text:style-name="P76"/>
      <text:p text:style-name="P76"><text:span text:style-name="T169">Note: You cannot</text:span> modify a partition while it’s in-use. <text:s/><text:span text:style-name="T169">F</text:span>or example, you can<text:span text:style-name="T169">not </text:span>delete <text:span text:style-name="T169">or resize </text:span>a Windows system partition while <text:span text:style-name="T169">the computer is</text:span> running Windows from <text:span text:style-name="T169">that partition</text:span>. <text:span text:style-name="T169">This is one reason that we</text:span> need to boot from a Linux live <text:span text:style-name="T169">memory stick</text:span> to make <text:span text:style-name="T169">partitioning</text:span> changes.</text:p>
      <text:p text:style-name="P76"/>
      <text:p text:style-name="P78">It can also be problematic if an operating system such as Windows is in “sleep” or “hibernation” mode in which it has saved part of its operating system and data to a temporary location without completely shutting down the system. TODO: more on this here.</text:p>
      <text:p text:style-name="P76"/>
      <text:p text:style-name="P79">The newer partitioning scheme is called GPT which allows virtually unlimited number of partitions on a hard drive. </text:p>
      <text:p text:style-name="P75"/>
      <text:p text:style-name="P75"><text:soft-page-break/><text:span text:style-name="T166">So, if you have a situation in which there are already 4 primary partitions existing on the hard drive, no new partitions can be created. In such cases it is likely that the manufacturer set up the partitioning for the Windows system with one or more primary partitions including recovery or backup partitions - in lieu of DVDs or other external recovery/backup media. </text:span></text:p>
      <text:h text:style-name="Heading_20_4" text:outline-level="4">How to recover the unusable space</text:h>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MT1" style:family="text">
      <style:text-properties officeooo:rsid="00f878f5"/>
    </style:style>
    <style:style style:name="MT2" style:family="text">
      <style:text-properties officeooo:rsid="0060d47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Installing <text:span text:style-name="MT1">Wasta </text:span>Linux - to dual boot with an Existing Windows system<text:span text:style-name="MT2"><text:tab/><text:tab/><text:tab/>Page </text:span><text:span text:style-name="MT2"><text:page-number text:select-page="current">34</text:page-number></text:span><text:span text:style-name="MT2"> of </text:span><text:span text:style-name="MT2"><text:page-count>3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1DT15H39M25S</meta:editing-duration>
    <meta:editing-cycles>148</meta:editing-cycles>
    <meta:generator>LibreOffice/5.3.5.2$Linux_X86_64 LibreOffice_project/30m0$Build-2</meta:generator>
    <meta:initial-creator>Jerry Pfaff</meta:initial-creator>
    <dc:date>2017-08-10T14:23:48.762194867</dc:date>
    <meta:document-statistic meta:table-count="0" meta:image-count="47" meta:object-count="0" meta:page-count="34" meta:paragraph-count="201" meta:word-count="5875" meta:character-count="34080" meta:non-whitespace-character-count="28369"/>
  </office:meta>
</office:document-meta>
</file>